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4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style:writing-mode="lr-tb"/>
    </style:style>
    <style:style style:name="T1_1" style:family="text"/>
    <style:style style:name="T1_2" style:family="text"/>
    <style:style style:name="P2" style:family="paragraph" style:parent-style-name="Standard">
      <style:paragraph-properties fo:break-before="auto" style:writing-mode="lr-tb"/>
    </style:style>
    <style:style style:name="P3" style:family="paragraph" style:parent-style-name="Standard">
      <style:paragraph-properties fo:break-before="auto" style:writing-mode="lr-tb"/>
    </style:style>
    <style:style style:name="P4" style:family="paragraph" style:parent-style-name="Standard">
      <style:paragraph-properties fo:break-before="auto" style:writing-mode="lr-tb"/>
    </style:style>
    <style:style style:name="T4_1" style:family="text"/>
    <style:style style:name="T4_2" style:family="text"/>
    <style:style style:name="T4_3" style:family="text"/>
    <style:style style:name="P5" style:family="paragraph" style:parent-style-name="Standard">
      <style:paragraph-properties fo:break-before="auto" fo:margin-top="0cm" fo:margin-bottom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P6" style:family="paragraph" style:parent-style-name="Standard">
      <style:paragraph-properties fo:break-before="auto" style:writing-mode="lr-tb"/>
    </style:style>
    <style:style style:name="P7" style:family="paragraph" style:parent-style-name="Standard">
      <style:paragraph-properties fo:break-before="auto" style:writing-mode="lr-tb"/>
    </style:style>
    <style:style style:name="T7_1" style:family="text"/>
    <style:style style:name="P8" style:family="paragraph" style:parent-style-name="Standard">
      <style:paragraph-properties fo:break-before="auto" fo:margin-top="0cm" fo:margin-bottom="0cm" style:writing-mode="lr-tb"/>
    </style:style>
    <style:style style:name="T8_1" style:family="text"/>
    <style:style style:name="P9" style:family="paragraph" style:parent-style-name="Standard">
      <style:paragraph-properties fo:break-before="auto" style:writing-mode="lr-tb"/>
    </style:style>
    <style:style style:name="P10" style:family="paragraph" style:parent-style-name="Standard">
      <style:paragraph-properties fo:break-before="auto" style:writing-mode="lr-tb"/>
    </style:style>
    <style:style style:name="T10_1" style:family="text"/>
    <style:style style:name="P11" style:family="paragraph" style:parent-style-name="Standard">
      <style:paragraph-properties fo:break-before="auto" fo:margin-top="0cm" style:writing-mode="lr-tb"/>
    </style:style>
    <style:style style:name="T11_1" style:family="text"/>
    <style:style style:name="P12" style:family="paragraph" style:parent-style-name="Standard">
      <style:paragraph-properties fo:break-before="auto" fo:margin-top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P13" style:family="paragraph" style:parent-style-name="Standard">
      <style:paragraph-properties fo:break-before="auto" fo:margin-top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P14" style:family="paragraph" style:parent-style-name="Standard">
      <style:paragraph-properties fo:text-align="center" fo:break-before="auto" fo:margin-top="0cm" style:writing-mode="lr-tb"/>
    </style:style>
    <style:style style:name="T14_1" style:family="text"/>
    <style:style style:name="P15" style:family="paragraph" style:parent-style-name="Standard">
      <style:paragraph-properties fo:break-before="auto" fo:margin-top="0cm" style:writing-mode="lr-tb"/>
    </style:style>
    <style:style style:name="T15_1" style:family="text"/>
    <style:style style:name="T15_2" style:family="text"/>
    <style:style style:name="T15_3" style:family="text"/>
    <style:style style:name="P16" style:family="paragraph" style:parent-style-name="Standard">
      <style:paragraph-properties fo:break-before="auto" fo:margin-top="0cm" fo:margin-bottom="0cm" style:writing-mode="lr-tb"/>
    </style:style>
    <style:style style:name="T16_1" style:family="text"/>
    <style:style style:name="T16_2" style:family="text"/>
    <style:style style:name="T16_3" style:family="text"/>
    <style:style style:name="P17" style:family="paragraph" style:parent-style-name="Standard">
      <style:paragraph-properties fo:break-before="auto" style:writing-mode="lr-tb"/>
    </style:style>
    <style:style style:name="P18" style:family="paragraph" style:parent-style-name="Standard">
      <style:paragraph-properties fo:break-before="auto" fo:margin-top="0cm" fo:margin-bottom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P19" style:family="paragraph" style:parent-style-name="Standard">
      <style:paragraph-properties fo:break-before="auto" style:writing-mode="lr-tb"/>
    </style:style>
    <style:style style:name="P20" style:family="paragraph" style:parent-style-name="Standard">
      <style:paragraph-properties fo:break-before="auto" style:writing-mode="lr-tb"/>
    </style:style>
    <style:style style:name="T20_1" style:family="text"/>
    <style:style style:name="T20_2" style:family="text"/>
    <style:style style:name="P21" style:family="paragraph" style:parent-style-name="Standard">
      <style:paragraph-properties fo:break-before="auto" fo:margin-top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P22" style:family="paragraph" style:parent-style-name="Standard">
      <style:paragraph-properties fo:break-before="auto" fo:margin-top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/>
    <style:style style:name="T22_36" style:family="text"/>
    <style:style style:name="T22_37" style:family="text"/>
    <style:style style:name="T22_38" style:family="text"/>
    <style:style style:name="T22_39" style:family="text"/>
    <style:style style:name="T22_40" style:family="text"/>
    <style:style style:name="T22_41" style:family="text"/>
    <style:style style:name="P23" style:family="paragraph" style:parent-style-name="Standard">
      <style:paragraph-properties fo:break-before="auto" fo:margin-top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T23_36" style:family="text"/>
    <style:style style:name="T23_37" style:family="text"/>
    <style:style style:name="T23_38" style:family="text"/>
    <style:style style:name="T23_39" style:family="text"/>
    <style:style style:name="T23_40" style:family="text"/>
    <style:style style:name="T23_41" style:family="text"/>
    <style:style style:name="T23_42" style:family="text"/>
    <style:style style:name="T23_43" style:family="text"/>
    <style:style style:name="T23_44" style:family="text"/>
    <style:style style:name="T23_45" style:family="text"/>
    <style:style style:name="T23_46" style:family="text"/>
    <style:style style:name="T23_47" style:family="text"/>
    <style:style style:name="T23_48" style:family="text"/>
    <style:style style:name="T23_49" style:family="text"/>
    <style:style style:name="T23_50" style:family="text"/>
    <style:style style:name="T23_51" style:family="text"/>
    <style:style style:name="T23_52" style:family="text"/>
    <style:style style:name="T23_53" style:family="text"/>
    <style:style style:name="T23_54" style:family="text"/>
    <style:style style:name="T23_55" style:family="text"/>
    <style:style style:name="T23_56" style:family="text"/>
    <style:style style:name="T23_57" style:family="text"/>
    <style:style style:name="T23_58" style:family="text"/>
    <style:style style:name="T23_59" style:family="text"/>
    <style:style style:name="T23_60" style:family="text"/>
    <style:style style:name="T23_61" style:family="text"/>
    <style:style style:name="T23_62" style:family="text"/>
    <style:style style:name="T23_63" style:family="text"/>
    <style:style style:name="T23_64" style:family="text"/>
    <style:style style:name="T23_65" style:family="text"/>
    <style:style style:name="T23_66" style:family="text"/>
    <style:style style:name="T23_67" style:family="text"/>
    <style:style style:name="T23_68" style:family="text"/>
    <style:style style:name="T23_69" style:family="text"/>
    <style:style style:name="T23_70" style:family="text"/>
    <style:style style:name="T23_71" style:family="text"/>
    <style:style style:name="T23_72" style:family="text"/>
    <style:style style:name="T23_73" style:family="text"/>
    <style:style style:name="T23_74" style:family="text"/>
    <style:style style:name="T23_75" style:family="text"/>
    <style:style style:name="T23_76" style:family="text"/>
    <style:style style:name="T23_77" style:family="text"/>
    <style:style style:name="T23_78" style:family="text"/>
    <style:style style:name="T23_79" style:family="text"/>
    <style:style style:name="T23_80" style:family="text"/>
    <style:style style:name="T23_81" style:family="text"/>
    <style:style style:name="P24" style:family="paragraph" style:parent-style-name="Standard">
      <style:paragraph-properties fo:break-before="auto" fo:margin-top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P25" style:family="paragraph" style:parent-style-name="Standard">
      <style:paragraph-properties fo:break-before="auto" fo:margin-top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P26" style:family="paragraph" style:parent-style-name="Standard">
      <style:paragraph-properties fo:break-before="auto" fo:margin-top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P27" style:family="paragraph" style:parent-style-name="Standard">
      <style:paragraph-properties fo:break-before="auto" fo:margin-top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P28" style:family="paragraph" style:parent-style-name="Standard">
      <style:paragraph-properties fo:break-before="auto" fo:margin-top="0cm" fo:margin-bottom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P29" style:family="paragraph" style:parent-style-name="Standard">
      <style:paragraph-properties fo:break-before="auto" style:writing-mode="lr-tb"/>
    </style:style>
    <style:style style:name="P30" style:family="paragraph" style:parent-style-name="Standard">
      <style:paragraph-properties fo:break-before="auto" style:writing-mode="lr-tb"/>
    </style:style>
    <style:style style:name="P31" style:family="paragraph" style:parent-style-name="Standard">
      <style:paragraph-properties fo:break-before="auto" style:writing-mode="lr-tb"/>
    </style:style>
    <style:style style:name="P32" style:family="paragraph" style:parent-style-name="Standard">
      <style:paragraph-properties fo:break-before="auto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P33" style:family="paragraph" style:parent-style-name="Standard">
      <style:paragraph-properties fo:break-before="auto" fo:margin-top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P34" style:family="paragraph" style:parent-style-name="Standard">
      <style:paragraph-properties fo:break-before="auto" fo:margin-top="0cm" style:writing-mode="lr-tb"/>
    </style:style>
    <style:style style:name="T34_1" style:family="text"/>
    <style:style style:name="T34_2" style:family="text"/>
    <style:style style:name="T34_3" style:family="text"/>
    <style:style style:name="P35" style:family="paragraph" style:parent-style-name="Standard">
      <style:paragraph-properties fo:break-before="auto" fo:margin-top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P36" style:family="paragraph" style:parent-style-name="Standard">
      <style:paragraph-properties fo:break-before="auto" fo:margin-top="0cm" style:writing-mode="lr-tb"/>
    </style:style>
    <style:style style:name="T36_1" style:family="text"/>
    <style:style style:name="T36_2" style:family="text"/>
    <style:style style:name="T36_3" style:family="text"/>
    <style:style style:name="P37" style:family="paragraph" style:parent-style-name="Standard">
      <style:paragraph-properties fo:break-before="auto" fo:margin-top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P38" style:family="paragraph" style:parent-style-name="Standard">
      <style:paragraph-properties fo:break-before="auto" fo:margin-top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P39" style:family="paragraph" style:parent-style-name="Standard">
      <style:paragraph-properties fo:break-before="auto" fo:margin-top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P40" style:family="paragraph" style:parent-style-name="Standard">
      <style:paragraph-properties fo:break-before="auto" fo:margin-top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P41" style:family="paragraph" style:parent-style-name="Standard">
      <style:paragraph-properties fo:break-before="auto" fo:margin-top="0cm" style:writing-mode="lr-tb"/>
    </style:style>
    <style:style style:name="T41_1" style:family="text"/>
    <style:style style:name="P42" style:family="paragraph" style:parent-style-name="Standard">
      <style:paragraph-properties fo:break-before="auto" fo:margin-top="0cm" style:writing-mode="lr-tb"/>
    </style:style>
    <style:style style:name="T42_1" style:family="text"/>
    <style:style style:name="T42_2" style:family="text"/>
    <style:style style:name="T42_3" style:family="text"/>
    <style:style style:name="P43" style:family="paragraph" style:parent-style-name="Standard">
      <style:paragraph-properties fo:break-before="auto" fo:margin-top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P44" style:family="paragraph" style:parent-style-name="Standard">
      <style:paragraph-properties fo:break-before="auto" fo:margin-top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P45" style:family="paragraph" style:parent-style-name="Standard">
      <style:paragraph-properties fo:break-before="auto" fo:margin-top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P46" style:family="paragraph" style:parent-style-name="Standard">
      <style:paragraph-properties fo:break-before="auto" fo:margin-top="0cm" style:writing-mode="lr-tb"/>
    </style:style>
    <style:style style:name="T46_1" style:family="text"/>
    <style:style style:name="T46_2" style:family="text"/>
    <style:style style:name="T46_3" style:family="text"/>
    <style:style style:name="P47" style:family="paragraph" style:parent-style-name="Standard">
      <style:paragraph-properties fo:break-before="auto" fo:margin-top="0cm" style:writing-mode="lr-tb"/>
    </style:style>
    <style:style style:name="T47_1" style:family="text"/>
    <style:style style:name="P48" style:family="paragraph" style:parent-style-name="Standard">
      <style:paragraph-properties fo:break-before="auto" fo:margin-top="0cm" style:writing-mode="lr-tb"/>
    </style:style>
    <style:style style:name="T48_1" style:family="text"/>
    <style:style style:name="P49" style:family="paragraph" style:parent-style-name="Standard">
      <style:paragraph-properties fo:break-before="auto" fo:margin-top="0cm" style:writing-mode="lr-tb"/>
    </style:style>
    <style:style style:name="T49_1" style:family="text"/>
    <style:style style:name="T49_2" style:family="text"/>
    <style:style style:name="T49_3" style:family="text"/>
    <style:style style:name="P50" style:family="paragraph" style:parent-style-name="Standard">
      <style:paragraph-properties fo:break-before="auto" fo:margin-top="0cm" style:writing-mode="lr-tb"/>
    </style:style>
    <style:style style:name="T50_1" style:family="text"/>
    <style:style style:name="P51" style:family="paragraph" style:parent-style-name="Standard">
      <style:paragraph-properties fo:break-before="auto" fo:margin-top="0cm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P52" style:family="paragraph" style:parent-style-name="Standard">
      <style:paragraph-properties fo:break-before="auto" fo:margin-top="0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P53" style:family="paragraph" style:parent-style-name="Standard">
      <style:paragraph-properties fo:break-before="auto" fo:margin-top="0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P54" style:family="paragraph" style:parent-style-name="Standard">
      <style:paragraph-properties fo:break-before="auto" fo:margin-top="0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P55" style:family="paragraph" style:parent-style-name="Standard">
      <style:paragraph-properties fo:break-before="auto" fo:margin-top="0cm" fo:margin-bottom="0cm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P56" style:family="paragraph" style:parent-style-name="Standard">
      <style:paragraph-properties fo:break-before="auto" style:writing-mode="lr-tb"/>
    </style:style>
    <style:style style:name="P57" style:family="paragraph" style:parent-style-name="Standard">
      <style:paragraph-properties fo:break-before="auto" style:writing-mode="lr-tb"/>
    </style:style>
    <style:style style:name="T57_1" style:family="text"/>
    <style:style style:name="T57_2" style:family="text"/>
    <style:style style:name="P58" style:family="paragraph" style:parent-style-name="Standard">
      <style:paragraph-properties fo:break-before="auto" fo:margin-top="0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T58_27" style:family="text"/>
    <style:style style:name="T58_28" style:family="text"/>
    <style:style style:name="T58_29" style:family="text"/>
    <style:style style:name="T58_30" style:family="text"/>
    <style:style style:name="T58_31" style:family="text"/>
    <style:style style:name="T58_32" style:family="text"/>
    <style:style style:name="T58_33" style:family="text"/>
    <style:style style:name="T58_34" style:family="text"/>
    <style:style style:name="T58_35" style:family="text"/>
    <style:style style:name="T58_36" style:family="text"/>
    <style:style style:name="T58_37" style:family="text"/>
    <style:style style:name="T58_38" style:family="text"/>
    <style:style style:name="T58_39" style:family="text"/>
    <style:style style:name="T58_40" style:family="text"/>
    <style:style style:name="T58_41" style:family="text"/>
    <style:style style:name="T58_42" style:family="text"/>
    <style:style style:name="T58_43" style:family="text"/>
    <style:style style:name="T58_44" style:family="text"/>
    <style:style style:name="T58_45" style:family="text"/>
    <style:style style:name="T58_46" style:family="text"/>
    <style:style style:name="T58_47" style:family="text"/>
    <style:style style:name="T58_48" style:family="text"/>
    <style:style style:name="T58_49" style:family="text"/>
    <style:style style:name="P59" style:family="paragraph" style:parent-style-name="Standard">
      <style:paragraph-properties fo:break-before="auto" fo:margin-top="0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P60" style:family="paragraph" style:parent-style-name="Standard">
      <style:paragraph-properties fo:break-before="auto" fo:margin-top="0cm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T60_27" style:family="text"/>
    <style:style style:name="P61" style:family="paragraph" style:parent-style-name="Standard">
      <style:paragraph-properties fo:break-before="auto" fo:margin-top="0cm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T61_20" style:family="text"/>
    <style:style style:name="T61_21" style:family="text"/>
    <style:style style:name="T61_22" style:family="text"/>
    <style:style style:name="T61_23" style:family="text"/>
    <style:style style:name="T61_24" style:family="text"/>
    <style:style style:name="T61_25" style:family="text"/>
    <style:style style:name="P62" style:family="paragraph" style:parent-style-name="Standard">
      <style:paragraph-properties fo:break-before="auto" fo:margin-top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T62_23" style:family="text"/>
    <style:style style:name="T62_24" style:family="text"/>
    <style:style style:name="T62_25" style:family="text"/>
    <style:style style:name="P63" style:family="paragraph" style:parent-style-name="Standard">
      <style:paragraph-properties fo:break-before="auto" fo:margin-top="0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T63_26" style:family="text"/>
    <style:style style:name="T63_27" style:family="text"/>
    <style:style style:name="T63_28" style:family="text"/>
    <style:style style:name="T63_29" style:family="text"/>
    <style:style style:name="T63_30" style:family="text"/>
    <style:style style:name="T63_31" style:family="text"/>
    <style:style style:name="P64" style:family="paragraph" style:parent-style-name="Standard">
      <style:paragraph-properties fo:break-before="auto" fo:margin-top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T64_23" style:family="text"/>
    <style:style style:name="T64_24" style:family="text"/>
    <style:style style:name="T64_25" style:family="text"/>
    <style:style style:name="T64_26" style:family="text"/>
    <style:style style:name="T64_27" style:family="text"/>
    <style:style style:name="T64_28" style:family="text"/>
    <style:style style:name="T64_29" style:family="text"/>
    <style:style style:name="T64_30" style:family="text"/>
    <style:style style:name="T64_31" style:family="text"/>
    <style:style style:name="T64_32" style:family="text"/>
    <style:style style:name="T64_33" style:family="text"/>
    <style:style style:name="T64_34" style:family="text"/>
    <style:style style:name="T64_35" style:family="text"/>
    <style:style style:name="T64_36" style:family="text"/>
    <style:style style:name="T64_37" style:family="text"/>
    <style:style style:name="T64_38" style:family="text"/>
    <style:style style:name="T64_39" style:family="text"/>
    <style:style style:name="T64_40" style:family="text"/>
    <style:style style:name="T64_41" style:family="text"/>
    <style:style style:name="P65" style:family="paragraph" style:parent-style-name="Standard">
      <style:paragraph-properties fo:break-before="auto" fo:margin-top="0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P66" style:family="paragraph" style:parent-style-name="Standard">
      <style:paragraph-properties fo:break-before="auto" fo:margin-top="0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P67" style:family="paragraph" style:parent-style-name="Standard">
      <style:paragraph-properties fo:break-before="auto" fo:margin-top="0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T67_23" style:family="text"/>
    <style:style style:name="T67_24" style:family="text"/>
    <style:style style:name="T67_25" style:family="text"/>
    <style:style style:name="T67_26" style:family="text"/>
    <style:style style:name="T67_27" style:family="text"/>
    <style:style style:name="T67_28" style:family="text"/>
    <style:style style:name="T67_29" style:family="text"/>
    <style:style style:name="T67_30" style:family="text"/>
    <style:style style:name="T67_31" style:family="text"/>
    <style:style style:name="T67_32" style:family="text"/>
    <style:style style:name="T67_33" style:family="text"/>
    <style:style style:name="T67_34" style:family="text"/>
    <style:style style:name="T67_35" style:family="text"/>
    <style:style style:name="T67_36" style:family="text"/>
    <style:style style:name="T67_37" style:family="text"/>
    <style:style style:name="P68" style:family="paragraph" style:parent-style-name="Standard">
      <style:paragraph-properties fo:break-before="auto" fo:margin-top="0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P69" style:family="paragraph" style:parent-style-name="Standard">
      <style:paragraph-properties fo:break-before="auto" fo:margin-top="0cm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P70" style:family="paragraph" style:parent-style-name="Standard">
      <style:paragraph-properties fo:break-before="auto" fo:margin-top="0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T70_23" style:family="text"/>
    <style:style style:name="T70_24" style:family="text"/>
    <style:style style:name="T70_25" style:family="text"/>
    <style:style style:name="T70_26" style:family="text"/>
    <style:style style:name="T70_27" style:family="text"/>
    <style:style style:name="T70_28" style:family="text"/>
    <style:style style:name="T70_29" style:family="text"/>
    <style:style style:name="T70_30" style:family="text"/>
    <style:style style:name="T70_31" style:family="text"/>
    <style:style style:name="T70_32" style:family="text"/>
    <style:style style:name="T70_33" style:family="text"/>
    <style:style style:name="T70_34" style:family="text"/>
    <style:style style:name="T70_35" style:family="text"/>
    <style:style style:name="T70_36" style:family="text"/>
    <style:style style:name="T70_37" style:family="text"/>
    <style:style style:name="T70_38" style:family="text"/>
    <style:style style:name="T70_39" style:family="text"/>
    <style:style style:name="T70_40" style:family="text"/>
    <style:style style:name="T70_41" style:family="text"/>
    <style:style style:name="T70_42" style:family="text"/>
    <style:style style:name="T70_43" style:family="text"/>
    <style:style style:name="T70_44" style:family="text"/>
    <style:style style:name="T70_45" style:family="text"/>
    <style:style style:name="T70_46" style:family="text"/>
    <style:style style:name="T70_47" style:family="text"/>
    <style:style style:name="T70_48" style:family="text"/>
    <style:style style:name="T70_49" style:family="text"/>
    <style:style style:name="T70_50" style:family="text"/>
    <style:style style:name="T70_51" style:family="text"/>
    <style:style style:name="T70_52" style:family="text"/>
    <style:style style:name="T70_53" style:family="text"/>
    <style:style style:name="T70_54" style:family="text"/>
    <style:style style:name="T70_55" style:family="text"/>
    <style:style style:name="T70_56" style:family="text"/>
    <style:style style:name="T70_57" style:family="text"/>
    <style:style style:name="T70_58" style:family="text"/>
    <style:style style:name="T70_59" style:family="text"/>
    <style:style style:name="T70_60" style:family="text"/>
    <style:style style:name="T70_61" style:family="text"/>
    <style:style style:name="T70_62" style:family="text"/>
    <style:style style:name="T70_63" style:family="text"/>
    <style:style style:name="T70_64" style:family="text"/>
    <style:style style:name="T70_65" style:family="text"/>
    <style:style style:name="T70_66" style:family="text"/>
    <style:style style:name="T70_67" style:family="text"/>
    <style:style style:name="T70_68" style:family="text"/>
    <style:style style:name="T70_69" style:family="text"/>
    <style:style style:name="T70_70" style:family="text"/>
    <style:style style:name="T70_71" style:family="text"/>
    <style:style style:name="T70_72" style:family="text"/>
    <style:style style:name="T70_73" style:family="text"/>
    <style:style style:name="T70_74" style:family="text"/>
    <style:style style:name="T70_75" style:family="text"/>
    <style:style style:name="T70_76" style:family="text"/>
    <style:style style:name="T70_77" style:family="text"/>
    <style:style style:name="T70_78" style:family="text"/>
    <style:style style:name="T70_79" style:family="text"/>
    <style:style style:name="T70_80" style:family="text"/>
    <style:style style:name="T70_81" style:family="text"/>
    <style:style style:name="T70_82" style:family="text"/>
    <style:style style:name="T70_83" style:family="text"/>
    <style:style style:name="T70_84" style:family="text"/>
    <style:style style:name="T70_85" style:family="text"/>
    <style:style style:name="T70_86" style:family="text"/>
    <style:style style:name="T70_87" style:family="text"/>
    <style:style style:name="T70_88" style:family="text"/>
    <style:style style:name="T70_89" style:family="text"/>
    <style:style style:name="T70_90" style:family="text"/>
    <style:style style:name="T70_91" style:family="text"/>
    <style:style style:name="T70_92" style:family="text"/>
    <style:style style:name="T70_93" style:family="text"/>
    <style:style style:name="T70_94" style:family="text"/>
    <style:style style:name="T70_95" style:family="text"/>
    <style:style style:name="T70_96" style:family="text"/>
    <style:style style:name="T70_97" style:family="text"/>
    <style:style style:name="T70_98" style:family="text"/>
    <style:style style:name="T70_99" style:family="text"/>
    <style:style style:name="T70_100" style:family="text"/>
    <style:style style:name="T70_101" style:family="text"/>
    <style:style style:name="T70_102" style:family="text"/>
    <style:style style:name="T70_103" style:family="text"/>
    <style:style style:name="T70_104" style:family="text"/>
    <style:style style:name="T70_105" style:family="text"/>
    <style:style style:name="T70_106" style:family="text"/>
    <style:style style:name="T70_107" style:family="text"/>
    <style:style style:name="P71" style:family="paragraph" style:parent-style-name="Standard">
      <style:paragraph-properties fo:break-before="auto" fo:margin-top="0cm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P72" style:family="paragraph" style:parent-style-name="Standard">
      <style:paragraph-properties fo:break-before="auto" fo:margin-top="0cm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T72_22" style:family="text"/>
    <style:style style:name="T72_23" style:family="text"/>
    <style:style style:name="T72_24" style:family="text"/>
    <style:style style:name="T72_25" style:family="text"/>
    <style:style style:name="T72_26" style:family="text"/>
    <style:style style:name="T72_27" style:family="text"/>
    <style:style style:name="T72_28" style:family="text"/>
    <style:style style:name="T72_29" style:family="text"/>
    <style:style style:name="P73" style:family="paragraph" style:parent-style-name="Standard">
      <style:paragraph-properties fo:break-before="auto" fo:margin-top="0cm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P74" style:family="paragraph" style:parent-style-name="Standard">
      <style:paragraph-properties fo:break-before="auto" fo:margin-top="0cm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T74_20" style:family="text"/>
    <style:style style:name="T74_21" style:family="text"/>
    <style:style style:name="T74_22" style:family="text"/>
    <style:style style:name="T74_23" style:family="text"/>
    <style:style style:name="T74_24" style:family="text"/>
    <style:style style:name="T74_25" style:family="text"/>
    <style:style style:name="T74_26" style:family="text"/>
    <style:style style:name="T74_27" style:family="text"/>
    <style:style style:name="T74_28" style:family="text"/>
    <style:style style:name="T74_29" style:family="text"/>
    <style:style style:name="T74_30" style:family="text"/>
    <style:style style:name="T74_31" style:family="text"/>
    <style:style style:name="P75" style:family="paragraph" style:parent-style-name="Standard">
      <style:paragraph-properties fo:break-before="auto" fo:margin-top="0cm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P76" style:family="paragraph" style:parent-style-name="Standard">
      <style:paragraph-properties fo:break-before="auto" fo:margin-top="0cm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P77" style:family="paragraph" style:parent-style-name="Standard">
      <style:paragraph-properties fo:break-before="auto" fo:margin-top="0cm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P78" style:family="paragraph" style:parent-style-name="Standard">
      <style:paragraph-properties fo:break-before="auto" fo:margin-top="0cm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P79" style:family="paragraph" style:parent-style-name="Standard">
      <style:paragraph-properties fo:break-before="auto" fo:margin-top="0cm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P80" style:family="paragraph" style:parent-style-name="Standard">
      <style:paragraph-properties fo:break-before="auto" fo:margin-top="0cm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T80_18" style:family="text"/>
    <style:style style:name="T80_19" style:family="text"/>
    <style:style style:name="T80_20" style:family="text"/>
    <style:style style:name="T80_21" style:family="text"/>
    <style:style style:name="T80_22" style:family="text"/>
    <style:style style:name="T80_23" style:family="text"/>
    <style:style style:name="T80_24" style:family="text"/>
    <style:style style:name="P81" style:family="paragraph" style:parent-style-name="Standard">
      <style:paragraph-properties fo:break-before="auto" fo:margin-top="0cm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P82" style:family="paragraph" style:parent-style-name="Standard">
      <style:paragraph-properties fo:break-before="auto" fo:margin-top="0cm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P83" style:family="paragraph" style:parent-style-name="Standard">
      <style:paragraph-properties fo:break-before="auto" fo:margin-top="0cm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T83_19" style:family="text"/>
    <style:style style:name="T83_20" style:family="text"/>
    <style:style style:name="T83_21" style:family="text"/>
    <style:style style:name="T83_22" style:family="text"/>
    <style:style style:name="T83_23" style:family="text"/>
    <style:style style:name="T83_24" style:family="text"/>
    <style:style style:name="T83_25" style:family="text"/>
    <style:style style:name="T83_26" style:family="text"/>
    <style:style style:name="T83_27" style:family="text"/>
    <style:style style:name="T83_28" style:family="text"/>
    <style:style style:name="T83_29" style:family="text"/>
    <style:style style:name="T83_30" style:family="text"/>
    <style:style style:name="T83_31" style:family="text"/>
    <style:style style:name="T83_32" style:family="text"/>
    <style:style style:name="T83_33" style:family="text"/>
    <style:style style:name="T83_34" style:family="text"/>
    <style:style style:name="T83_35" style:family="text"/>
    <style:style style:name="T83_36" style:family="text"/>
    <style:style style:name="T83_37" style:family="text"/>
    <style:style style:name="T83_38" style:family="text"/>
    <style:style style:name="T83_39" style:family="text"/>
    <style:style style:name="T83_40" style:family="text"/>
    <style:style style:name="T83_41" style:family="text"/>
    <style:style style:name="T83_42" style:family="text"/>
    <style:style style:name="T83_43" style:family="text"/>
    <style:style style:name="T83_44" style:family="text"/>
    <style:style style:name="T83_45" style:family="text"/>
    <style:style style:name="T83_46" style:family="text"/>
    <style:style style:name="T83_47" style:family="text"/>
    <style:style style:name="T83_48" style:family="text"/>
    <style:style style:name="T83_49" style:family="text"/>
    <style:style style:name="T83_50" style:family="text"/>
    <style:style style:name="T83_51" style:family="text"/>
    <style:style style:name="P84" style:family="paragraph" style:parent-style-name="Standard">
      <style:paragraph-properties fo:break-before="auto" fo:margin-top="0cm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P85" style:family="paragraph" style:parent-style-name="Standard">
      <style:paragraph-properties fo:break-before="auto" fo:margin-top="0cm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P86" style:family="paragraph" style:parent-style-name="Standard">
      <style:paragraph-properties fo:break-before="auto" fo:margin-top="0cm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P87" style:family="paragraph" style:parent-style-name="Standard">
      <style:paragraph-properties fo:break-before="auto" fo:margin-top="0cm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T87_18" style:family="text"/>
    <style:style style:name="T87_19" style:family="text"/>
    <style:style style:name="T87_20" style:family="text"/>
    <style:style style:name="T87_21" style:family="text"/>
    <style:style style:name="T87_22" style:family="text"/>
    <style:style style:name="T87_23" style:family="text"/>
    <style:style style:name="T87_24" style:family="text"/>
    <style:style style:name="T87_25" style:family="text"/>
    <style:style style:name="T87_26" style:family="text"/>
    <style:style style:name="T87_27" style:family="text"/>
    <style:style style:name="T87_28" style:family="text"/>
    <style:style style:name="T87_29" style:family="text"/>
    <style:style style:name="T87_30" style:family="text"/>
    <style:style style:name="T87_31" style:family="text"/>
    <style:style style:name="T87_32" style:family="text"/>
    <style:style style:name="T87_33" style:family="text"/>
    <style:style style:name="T87_34" style:family="text"/>
    <style:style style:name="T87_35" style:family="text"/>
    <style:style style:name="T87_36" style:family="text"/>
    <style:style style:name="T87_37" style:family="text"/>
    <style:style style:name="T87_38" style:family="text"/>
    <style:style style:name="T87_39" style:family="text"/>
    <style:style style:name="T87_40" style:family="text"/>
    <style:style style:name="T87_41" style:family="text"/>
    <style:style style:name="T87_42" style:family="text"/>
    <style:style style:name="T87_43" style:family="text"/>
    <style:style style:name="T87_44" style:family="text"/>
    <style:style style:name="T87_45" style:family="text"/>
    <style:style style:name="T87_46" style:family="text"/>
    <style:style style:name="T87_47" style:family="text"/>
    <style:style style:name="P88" style:family="paragraph" style:parent-style-name="Standard">
      <style:paragraph-properties fo:break-before="auto" fo:margin-top="0cm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/>
    <style:style style:name="T88_14" style:family="text"/>
    <style:style style:name="T88_15" style:family="text"/>
    <style:style style:name="T88_16" style:family="text"/>
    <style:style style:name="T88_17" style:family="text"/>
    <style:style style:name="T88_18" style:family="text"/>
    <style:style style:name="T88_19" style:family="text"/>
    <style:style style:name="T88_20" style:family="text"/>
    <style:style style:name="T88_21" style:family="text"/>
    <style:style style:name="T88_22" style:family="text"/>
    <style:style style:name="T88_23" style:family="text"/>
    <style:style style:name="T88_24" style:family="text"/>
    <style:style style:name="T88_25" style:family="text"/>
    <style:style style:name="T88_26" style:family="text"/>
    <style:style style:name="T88_27" style:family="text"/>
    <style:style style:name="T88_28" style:family="text"/>
    <style:style style:name="T88_29" style:family="text"/>
    <style:style style:name="T88_30" style:family="text"/>
    <style:style style:name="T88_31" style:family="text"/>
    <style:style style:name="T88_32" style:family="text"/>
    <style:style style:name="T88_33" style:family="text"/>
    <style:style style:name="P89" style:family="paragraph" style:parent-style-name="Standard">
      <style:paragraph-properties fo:break-before="auto" fo:margin-top="0cm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/>
    <style:style style:name="T89_18" style:family="text"/>
    <style:style style:name="T89_19" style:family="text"/>
    <style:style style:name="T89_20" style:family="text"/>
    <style:style style:name="T89_21" style:family="text"/>
    <style:style style:name="T89_22" style:family="text"/>
    <style:style style:name="T89_23" style:family="text"/>
    <style:style style:name="P90" style:family="paragraph" style:parent-style-name="Standard">
      <style:paragraph-properties fo:break-before="auto" fo:margin-top="0cm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T90_18" style:family="text"/>
    <style:style style:name="P91" style:family="paragraph" style:parent-style-name="Standard">
      <style:paragraph-properties fo:break-before="auto" fo:margin-top="0cm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P92" style:family="paragraph" style:parent-style-name="Standard">
      <style:paragraph-properties fo:break-before="auto" fo:margin-top="0cm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P93" style:family="paragraph" style:parent-style-name="Standard">
      <style:paragraph-properties fo:break-before="auto" fo:margin-top="0cm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T93_14" style:family="text"/>
    <style:style style:name="T93_15" style:family="text"/>
    <style:style style:name="T93_16" style:family="text"/>
    <style:style style:name="T93_17" style:family="text"/>
    <style:style style:name="T93_18" style:family="text"/>
    <style:style style:name="T93_19" style:family="text"/>
    <style:style style:name="T93_20" style:family="text"/>
    <style:style style:name="T93_21" style:family="text"/>
    <style:style style:name="P94" style:family="paragraph" style:parent-style-name="Standard">
      <style:paragraph-properties fo:break-before="auto" fo:margin-top="0cm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T94_14" style:family="text"/>
    <style:style style:name="T94_15" style:family="text"/>
    <style:style style:name="T94_16" style:family="text"/>
    <style:style style:name="T94_17" style:family="text"/>
    <style:style style:name="T94_18" style:family="text"/>
    <style:style style:name="T94_19" style:family="text"/>
    <style:style style:name="T94_20" style:family="text"/>
    <style:style style:name="P95" style:family="paragraph" style:parent-style-name="Standard">
      <style:paragraph-properties fo:break-before="auto" fo:margin-top="0cm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T95_13" style:family="text"/>
    <style:style style:name="T95_14" style:family="text"/>
    <style:style style:name="T95_15" style:family="text"/>
    <style:style style:name="T95_16" style:family="text"/>
    <style:style style:name="T95_17" style:family="text"/>
    <style:style style:name="T95_18" style:family="text"/>
    <style:style style:name="T95_19" style:family="text"/>
    <style:style style:name="T95_20" style:family="text"/>
    <style:style style:name="T95_21" style:family="text"/>
    <style:style style:name="T95_22" style:family="text"/>
    <style:style style:name="T95_23" style:family="text"/>
    <style:style style:name="T95_24" style:family="text"/>
    <style:style style:name="T95_25" style:family="text"/>
    <style:style style:name="T95_26" style:family="text"/>
    <style:style style:name="T95_27" style:family="text"/>
    <style:style style:name="T95_28" style:family="text"/>
    <style:style style:name="T95_29" style:family="text"/>
    <style:style style:name="P96" style:family="paragraph" style:parent-style-name="Standard">
      <style:paragraph-properties fo:break-before="auto" fo:margin-top="0cm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T96_17" style:family="text"/>
    <style:style style:name="T96_18" style:family="text"/>
    <style:style style:name="T96_19" style:family="text"/>
    <style:style style:name="T96_20" style:family="text"/>
    <style:style style:name="T96_21" style:family="text"/>
    <style:style style:name="T96_22" style:family="text"/>
    <style:style style:name="T96_23" style:family="text"/>
    <style:style style:name="T96_24" style:family="text"/>
    <style:style style:name="T96_25" style:family="text"/>
    <style:style style:name="T96_26" style:family="text"/>
    <style:style style:name="T96_27" style:family="text"/>
    <style:style style:name="T96_28" style:family="text"/>
    <style:style style:name="T96_29" style:family="text"/>
    <style:style style:name="T96_30" style:family="text"/>
    <style:style style:name="T96_31" style:family="text"/>
    <style:style style:name="T96_32" style:family="text"/>
    <style:style style:name="T96_33" style:family="text"/>
    <style:style style:name="T96_34" style:family="text"/>
    <style:style style:name="T96_35" style:family="text"/>
    <style:style style:name="T96_36" style:family="text"/>
    <style:style style:name="T96_37" style:family="text"/>
    <style:style style:name="T96_38" style:family="text"/>
    <style:style style:name="T96_39" style:family="text"/>
    <style:style style:name="T96_40" style:family="text"/>
    <style:style style:name="T96_41" style:family="text"/>
    <style:style style:name="T96_42" style:family="text"/>
    <style:style style:name="T96_43" style:family="text"/>
    <style:style style:name="P97" style:family="paragraph" style:parent-style-name="Standard">
      <style:paragraph-properties fo:break-before="auto" fo:margin-top="0cm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T97_11" style:family="text"/>
    <style:style style:name="P98" style:family="paragraph" style:parent-style-name="Standard">
      <style:paragraph-properties fo:break-before="auto" fo:margin-top="0cm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T98_13" style:family="text"/>
    <style:style style:name="P99" style:family="paragraph" style:parent-style-name="Standard">
      <style:paragraph-properties fo:break-before="auto" fo:margin-top="0cm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P100" style:family="paragraph" style:parent-style-name="Standard">
      <style:paragraph-properties fo:break-before="auto" fo:margin-top="0cm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T100_13" style:family="text"/>
    <style:style style:name="T100_14" style:family="text"/>
    <style:style style:name="T100_15" style:family="text"/>
    <style:style style:name="T100_16" style:family="text"/>
    <style:style style:name="T100_17" style:family="text"/>
    <style:style style:name="T100_18" style:family="text"/>
    <style:style style:name="T100_19" style:family="text"/>
    <style:style style:name="T100_20" style:family="text"/>
    <style:style style:name="T100_21" style:family="text"/>
    <style:style style:name="T100_22" style:family="text"/>
    <style:style style:name="T100_23" style:family="text"/>
    <style:style style:name="T100_24" style:family="text"/>
    <style:style style:name="T100_25" style:family="text"/>
    <style:style style:name="T100_26" style:family="text"/>
    <style:style style:name="T100_27" style:family="text"/>
    <style:style style:name="T100_28" style:family="text"/>
    <style:style style:name="T100_29" style:family="text"/>
    <style:style style:name="P101" style:family="paragraph" style:parent-style-name="Standard">
      <style:paragraph-properties fo:break-before="auto" fo:margin-top="0cm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T101_18" style:family="text"/>
    <style:style style:name="T101_19" style:family="text"/>
    <style:style style:name="T101_20" style:family="text"/>
    <style:style style:name="T101_21" style:family="text"/>
    <style:style style:name="T101_22" style:family="text"/>
    <style:style style:name="T101_23" style:family="text"/>
    <style:style style:name="T101_24" style:family="text"/>
    <style:style style:name="T101_25" style:family="text"/>
    <style:style style:name="T101_26" style:family="text"/>
    <style:style style:name="T101_27" style:family="text"/>
    <style:style style:name="T101_28" style:family="text"/>
    <style:style style:name="T101_29" style:family="text"/>
    <style:style style:name="T101_30" style:family="text"/>
    <style:style style:name="T101_31" style:family="text"/>
    <style:style style:name="T101_32" style:family="text"/>
    <style:style style:name="T101_33" style:family="text"/>
    <style:style style:name="T101_34" style:family="text"/>
    <style:style style:name="T101_35" style:family="text"/>
    <style:style style:name="T101_36" style:family="text"/>
    <style:style style:name="T101_37" style:family="text"/>
    <style:style style:name="T101_38" style:family="text"/>
    <style:style style:name="T101_39" style:family="text"/>
    <style:style style:name="T101_40" style:family="text"/>
    <style:style style:name="T101_41" style:family="text"/>
    <style:style style:name="T101_42" style:family="text"/>
    <style:style style:name="T101_43" style:family="text"/>
    <style:style style:name="T101_44" style:family="text"/>
    <style:style style:name="T101_45" style:family="text"/>
    <style:style style:name="T101_46" style:family="text"/>
    <style:style style:name="T101_47" style:family="text"/>
    <style:style style:name="T101_48" style:family="text"/>
    <style:style style:name="T101_49" style:family="text"/>
    <style:style style:name="P102" style:family="paragraph" style:parent-style-name="Standard">
      <style:paragraph-properties fo:break-before="auto" fo:margin-top="0cm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P103" style:family="paragraph" style:parent-style-name="Standard">
      <style:paragraph-properties fo:break-before="auto" fo:margin-top="0cm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T103_11" style:family="text"/>
    <style:style style:name="T103_12" style:family="text"/>
    <style:style style:name="T103_13" style:family="text"/>
    <style:style style:name="P104" style:family="paragraph" style:parent-style-name="Standard">
      <style:paragraph-properties fo:break-before="auto" fo:margin-top="0cm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P105" style:family="paragraph" style:parent-style-name="Standard">
      <style:paragraph-properties fo:break-before="auto" fo:margin-top="0cm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P106" style:family="paragraph" style:parent-style-name="Standard">
      <style:paragraph-properties fo:break-before="auto" fo:margin-top="0cm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T106_16" style:family="text"/>
    <style:style style:name="T106_17" style:family="text"/>
    <style:style style:name="T106_18" style:family="text"/>
    <style:style style:name="T106_19" style:family="text"/>
    <style:style style:name="T106_20" style:family="text"/>
    <style:style style:name="T106_21" style:family="text"/>
    <style:style style:name="T106_22" style:family="text"/>
    <style:style style:name="T106_23" style:family="text"/>
    <style:style style:name="T106_24" style:family="text"/>
    <style:style style:name="T106_25" style:family="text"/>
    <style:style style:name="T106_26" style:family="text"/>
    <style:style style:name="T106_27" style:family="text"/>
    <style:style style:name="T106_28" style:family="text"/>
    <style:style style:name="T106_29" style:family="text"/>
    <style:style style:name="T106_30" style:family="text"/>
    <style:style style:name="T106_31" style:family="text"/>
    <style:style style:name="T106_32" style:family="text"/>
    <style:style style:name="T106_33" style:family="text"/>
    <style:style style:name="T106_34" style:family="text"/>
    <style:style style:name="T106_35" style:family="text"/>
    <style:style style:name="P107" style:family="paragraph" style:parent-style-name="Standard">
      <style:paragraph-properties fo:break-before="auto" fo:margin-top="0cm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T107_12" style:family="text"/>
    <style:style style:name="T107_13" style:family="text"/>
    <style:style style:name="T107_14" style:family="text"/>
    <style:style style:name="T107_15" style:family="text"/>
    <style:style style:name="T107_16" style:family="text"/>
    <style:style style:name="T107_17" style:family="text"/>
    <style:style style:name="T107_18" style:family="text"/>
    <style:style style:name="T107_19" style:family="text"/>
    <style:style style:name="T107_20" style:family="text"/>
    <style:style style:name="T107_21" style:family="text"/>
    <style:style style:name="T107_22" style:family="text"/>
    <style:style style:name="T107_23" style:family="text"/>
    <style:style style:name="T107_24" style:family="text"/>
    <style:style style:name="T107_25" style:family="text"/>
    <style:style style:name="T107_26" style:family="text"/>
    <style:style style:name="T107_27" style:family="text"/>
    <style:style style:name="T107_28" style:family="text"/>
    <style:style style:name="T107_29" style:family="text"/>
    <style:style style:name="T107_30" style:family="text"/>
    <style:style style:name="T107_31" style:family="text"/>
    <style:style style:name="T107_32" style:family="text"/>
    <style:style style:name="T107_33" style:family="text"/>
    <style:style style:name="T107_34" style:family="text"/>
    <style:style style:name="T107_35" style:family="text"/>
    <style:style style:name="T107_36" style:family="text"/>
    <style:style style:name="T107_37" style:family="text"/>
    <style:style style:name="T107_38" style:family="text"/>
    <style:style style:name="T107_39" style:family="text"/>
    <style:style style:name="T107_40" style:family="text"/>
    <style:style style:name="T107_41" style:family="text"/>
    <style:style style:name="T107_42" style:family="text"/>
    <style:style style:name="T107_43" style:family="text"/>
    <style:style style:name="T107_44" style:family="text"/>
    <style:style style:name="T107_45" style:family="text"/>
    <style:style style:name="T107_46" style:family="text"/>
    <style:style style:name="T107_47" style:family="text"/>
    <style:style style:name="P108" style:family="paragraph" style:parent-style-name="Standard">
      <style:paragraph-properties fo:break-before="auto" fo:margin-top="0cm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T108_21" style:family="text"/>
    <style:style style:name="T108_22" style:family="text"/>
    <style:style style:name="T108_23" style:family="text"/>
    <style:style style:name="T108_24" style:family="text"/>
    <style:style style:name="T108_25" style:family="text"/>
    <style:style style:name="P109" style:family="paragraph" style:parent-style-name="Standard">
      <style:paragraph-properties fo:break-before="auto" fo:margin-top="0cm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T109_12" style:family="text"/>
    <style:style style:name="T109_13" style:family="text"/>
    <style:style style:name="T109_14" style:family="text"/>
    <style:style style:name="T109_15" style:family="text"/>
    <style:style style:name="T109_16" style:family="text"/>
    <style:style style:name="T109_17" style:family="text"/>
    <style:style style:name="T109_18" style:family="text"/>
    <style:style style:name="T109_19" style:family="text"/>
    <style:style style:name="T109_20" style:family="text"/>
    <style:style style:name="T109_21" style:family="text"/>
    <style:style style:name="T109_22" style:family="text"/>
    <style:style style:name="T109_23" style:family="text"/>
    <style:style style:name="P110" style:family="paragraph" style:parent-style-name="Standard">
      <style:paragraph-properties fo:break-before="auto" fo:margin-top="0cm" fo:margin-bottom="0cm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T110_12" style:family="text"/>
    <style:style style:name="T110_13" style:family="text"/>
    <style:style style:name="T110_14" style:family="text"/>
    <style:style style:name="T110_15" style:family="text"/>
  </office:automatic-styles>
  <office:body>
    <office:text>
      <text:p text:style-name="P1"><text:span text:style-name="T1_1">Ideas</text:span><text:span text:style-name="T1_2">:</text:span></text:p>
      <text:p text:style-name="P2"/>
      <text:p text:style-name="P3"/>
      <text:p text:style-name="P4"><text:span text:style-name="T4_1">Instanced</text:span><text:span text:style-name="T4_2"><text:s/></text:span><text:span text:style-name="T4_3">Housing</text:span></text:p>
      <text:list text:style-name="LS1" xml:id="list0">
        <text:list-item>
          <text:p text:style-name="P5"><text:span text:style-name="T5_1">Can</text:span><text:span text:style-name="T5_2"><text:s/></text:span><text:span text:style-name="T5_3">decorate</text:span><text:span text:style-name="T5_4"><text:s/></text:span><text:span text:style-name="T5_5">them</text:span></text:p>
        </text:list-item>
      </text:list>
      <text:p text:style-name="P6"/>
      <text:p text:style-name="P7"><text:span text:style-name="T7_1">Look</text:span></text:p>
      <text:list text:style-name="LS2" xml:id="list1">
        <text:list-item>
          <text:p text:style-name="P8"><text:span text:style-name="T8_1">Tronopolis</text:span></text:p>
        </text:list-item>
      </text:list>
      <text:p text:style-name="P9"/>
      <text:p text:style-name="P10"><text:span text:style-name="T10_1">Story</text:span></text:p>
      <text:list text:style-name="LS2" xml:id="list2">
        <text:list-item>
          <text:p text:style-name="P11"><text:span text:style-name="T11_1">Cyberpunk</text:span></text:p>
          <text:list>
            <text:list-item>
              <text:p text:style-name="P12"><text:span text:style-name="T12_1">People</text:span><text:span text:style-name="T12_2"><text:s/></text:span><text:span text:style-name="T12_3">vs</text:span><text:span text:style-name="T12_4"><text:s/></text:span><text:span text:style-name="T12_5">Machines</text:span><text:span text:style-name="T12_6">?</text:span></text:p>
            </text:list-item>
            <text:list-item>
              <text:p text:style-name="P13"><text:span text:style-name="T13_1">People</text:span><text:span text:style-name="T13_2"><text:s/></text:span><text:span text:style-name="T13_3">as</text:span><text:span text:style-name="T13_4"><text:s/></text:span><text:span text:style-name="T13_5">machines</text:span><text:span text:style-name="T13_6">?</text:span></text:p>
            </text:list-item>
          </text:list>
        </text:list-item>
        <text:list-item>
          <text:p text:style-name="P14"><text:span text:style-name="T14_1">Tronesque</text:span></text:p>
          <text:list>
            <text:list-item>
              <text:p text:style-name="P15"><text:span text:style-name="T15_1">Artificial</text:span><text:span text:style-name="T15_2">,<text:s/></text:span><text:span text:style-name="T15_3">technical</text:span></text:p>
            </text:list-item>
          </text:list>
        </text:list-item>
        <text:list-item>
          <text:p text:style-name="P16"><text:span text:style-name="T16_1">Future</text:span><text:span text:style-name="T16_2"><text:s/></text:span><text:span text:style-name="T16_3">World</text:span></text:p>
        </text:list-item>
      </text:list>
      <text:p text:style-name="P17"/>
      <text:list text:style-name="LS3" xml:id="list8">
        <text:list-item>
          <text:p text:style-name="P18"><text:span text:style-name="T18_1">Characters</text:span><text:span text:style-name="T18_2"><text:s/></text:span><text:span text:style-name="T18_3">in</text:span><text:span text:style-name="T18_4"><text:s/></text:span><text:span text:style-name="T18_5">world</text:span><text:span text:style-name="T18_6"><text:s/></text:span><text:span text:style-name="T18_7">where</text:span><text:span text:style-name="T18_8"><text:s/></text:span><text:span text:style-name="T18_9">they</text:span><text:span text:style-name="T18_10"><text:s/></text:span><text:span text:style-name="T18_11">know</text:span><text:span text:style-name="T18_12"><text:s/></text:span><text:span text:style-name="T18_13">that</text:span><text:span text:style-name="T18_14"><text:s/></text:span><text:span text:style-name="T18_15">their</text:span><text:span text:style-name="T18_16"><text:s/></text:span><text:span text:style-name="T18_17">brains</text:span><text:span text:style-name="T18_18"><text:s/></text:span><text:span text:style-name="T18_19">are</text:span><text:span text:style-name="T18_20"><text:s/></text:span><text:span text:style-name="T18_21">programmed</text:span></text:p>
        </text:list-item>
      </text:list>
      <text:p text:style-name="P19"/>
      <text:p text:style-name="P20"><text:span text:style-name="T20_1">Thoughts</text:span><text:span text:style-name="T20_2">:</text:span></text:p>
      <text:list text:style-name="LS4" xml:id="list9">
        <text:list-item>
          <text:p text:style-name="P21"><text:span text:style-name="T21_1">Rare</text:span><text:span text:style-name="T21_2"><text:s/></text:span><text:span text:style-name="T21_3">pieces</text:span><text:span text:style-name="T21_4"><text:s/></text:span><text:span text:style-name="T21_5">of</text:span><text:span text:style-name="T21_6"><text:s/></text:span><text:span text:style-name="T21_7">tech</text:span><text:span text:style-name="T21_8"><text:s/></text:span><text:span text:style-name="T21_9">that</text:span><text:span text:style-name="T21_10"><text:s/></text:span><text:span text:style-name="T21_11">were</text:span><text:span text:style-name="T21_12"><text:s/></text:span><text:span text:style-name="T21_13">previously</text:span><text:span text:style-name="T21_14"><text:s/></text:span><text:span text:style-name="T21_15">lost</text:span><text:span text:style-name="T21_16"><text:s/></text:span><text:span text:style-name="T21_17">about</text:span><text:span text:style-name="T21_18"><text:s/></text:span><text:span text:style-name="T21_19">the</text:span><text:span text:style-name="T21_20"><text:s/></text:span><text:span text:style-name="T21_21">city</text:span><text:span text:style-name="T21_22">?</text:span></text:p>
        </text:list-item>
        <text:list-item>
          <text:p text:style-name="P22"><text:span text:style-name="T22_1">Maybe</text:span><text:span text:style-name="T22_2"><text:s/></text:span><text:span text:style-name="T22_3">tech</text:span><text:span text:style-name="T22_4"><text:s/></text:span><text:span text:style-name="T22_5">comes</text:span><text:span text:style-name="T22_6"><text:s/></text:span><text:span text:style-name="T22_7">from</text:span><text:span text:style-name="T22_8"><text:s/></text:span><text:span text:style-name="T22_9">elsewhere</text:span><text:span text:style-name="T22_10"><text:s/></text:span><text:span text:style-name="T22_11">but</text:span><text:span text:style-name="T22_12"><text:s/></text:span><text:span text:style-name="T22_13">the</text:span><text:span text:style-name="T22_14"><text:s/></text:span><text:span text:style-name="T22_15">entities</text:span><text:span text:style-name="T22_16"><text:s/></text:span><text:span text:style-name="T22_17">in</text:span><text:span text:style-name="T22_18"><text:s/></text:span><text:span text:style-name="T22_19">the</text:span><text:span text:style-name="T22_20"><text:s/></text:span><text:span text:style-name="T22_21">city</text:span><text:span text:style-name="T22_22"><text:s/>(</text:span><text:span text:style-name="T22_23">including</text:span><text:span text:style-name="T22_24"><text:s/></text:span><text:span text:style-name="T22_25">the</text:span><text:span text:style-name="T22_26"><text:s/></text:span><text:span text:style-name="T22_27">player</text:span><text:span text:style-name="T22_28">)<text:s/></text:span><text:span text:style-name="T22_29">try</text:span><text:span text:style-name="T22_30"><text:s/></text:span><text:span text:style-name="T22_31">to</text:span><text:span text:style-name="T22_32"><text:s/></text:span><text:span text:style-name="T22_33">control</text:span><text:span text:style-name="T22_34"><text:s/></text:span><text:span text:style-name="T22_35">these</text:span><text:span text:style-name="T22_36"><text:s/></text:span><text:span text:style-name="T22_37">pieces</text:span><text:span text:style-name="T22_38"><text:s/></text:span><text:span text:style-name="T22_39">of</text:span><text:span text:style-name="T22_40"><text:s/></text:span><text:span text:style-name="T22_41">tech</text:span></text:p>
        </text:list-item>
        <text:list-item>
          <text:p text:style-name="P23"><text:span text:style-name="T23_1">City</text:span><text:span text:style-name="T23_2"><text:s/></text:span><text:span text:style-name="T23_3">could</text:span><text:span text:style-name="T23_4"><text:s/></text:span><text:span text:style-name="T23_5">be</text:span><text:span text:style-name="T23_6"><text:s/></text:span><text:span text:style-name="T23_7">relatively</text:span><text:span text:style-name="T23_8"><text:s/></text:span><text:span text:style-name="T23_9">cut</text:span><text:span text:style-name="T23_10">-</text:span><text:span text:style-name="T23_11">throat</text:span><text:span text:style-name="T23_12"><text:s/></text:span><text:span text:style-name="T23_13">with</text:span><text:span text:style-name="T23_14"><text:s/></text:span><text:span text:style-name="T23_15">various</text:span><text:span text:style-name="T23_16"><text:s/></text:span><text:span text:style-name="T23_17">non</text:span><text:span text:style-name="T23_18">=</text:span><text:span text:style-name="T23_19">human</text:span><text:span text:style-name="T23_20"><text:s/></text:span><text:span text:style-name="T23_21">entities</text:span><text:span text:style-name="T23_22"><text:s/></text:span><text:span text:style-name="T23_23">controlling</text:span><text:span text:style-name="T23_24"><text:s/></text:span><text:span text:style-name="T23_25">parts</text:span><text:span text:style-name="T23_26"><text:s/></text:span><text:span text:style-name="T23_27">of</text:span><text:span text:style-name="T23_28"><text:s/></text:span><text:span text:style-name="T23_29">the</text:span><text:span text:style-name="T23_30"><text:s/></text:span><text:span text:style-name="T23_31">city</text:span><text:span text:style-name="T23_32">,<text:s/></text:span><text:span text:style-name="T23_33">but</text:span><text:span text:style-name="T23_34"><text:s/></text:span><text:span text:style-name="T23_35">the</text:span><text:span text:style-name="T23_36"><text:s/></text:span><text:span text:style-name="T23_37">part</text:span><text:span text:style-name="T23_38"><text:s/></text:span><text:span text:style-name="T23_39">of</text:span><text:span text:style-name="T23_40"><text:s/></text:span><text:span text:style-name="T23_41">the</text:span><text:span text:style-name="T23_42"><text:s/></text:span><text:span text:style-name="T23_43">city</text:span><text:span text:style-name="T23_44"><text:s/></text:span><text:span text:style-name="T23_45">the</text:span><text:span text:style-name="T23_46"><text:s/></text:span><text:span text:style-name="T23_47">player</text:span><text:span text:style-name="T23_48"><text:s/></text:span><text:span text:style-name="T23_49">comes</text:span><text:span text:style-name="T23_50"><text:s/></text:span><text:span text:style-name="T23_51">from</text:span><text:span text:style-name="T23_52"><text:s/></text:span><text:span text:style-name="T23_53">is</text:span><text:span text:style-name="T23_54"><text:s/></text:span><text:span text:style-name="T23_55">composed</text:span><text:span text:style-name="T23_56"><text:s/></text:span><text:span text:style-name="T23_57">of</text:span><text:span text:style-name="T23_58"><text:s/></text:span><text:span text:style-name="T23_59">humans</text:span><text:span text:style-name="T23_60">,<text:s/></text:span><text:span text:style-name="T23_61">all</text:span><text:span text:style-name="T23_62"><text:s/></text:span><text:span text:style-name="T23_63">decked</text:span><text:span text:style-name="T23_64"><text:s/></text:span><text:span text:style-name="T23_65">out</text:span><text:span text:style-name="T23_66"><text:s/></text:span><text:span text:style-name="T23_67">in</text:span><text:span text:style-name="T23_68"><text:s/></text:span><text:span text:style-name="T23_69">adventuring</text:span><text:span text:style-name="T23_70"><text:s/></text:span><text:span text:style-name="T23_71">gear</text:span><text:span text:style-name="T23_72"><text:s/></text:span><text:span text:style-name="T23_73">and</text:span><text:span text:style-name="T23_74"><text:s/></text:span><text:span text:style-name="T23_75">discussing</text:span><text:span text:style-name="T23_76"><text:s/></text:span><text:span text:style-name="T23_77">reclaiming</text:span><text:span text:style-name="T23_78"><text:s/></text:span><text:span text:style-name="T23_79">the</text:span><text:span text:style-name="T23_80"><text:s/></text:span><text:span text:style-name="T23_81">city</text:span></text:p>
        </text:list-item>
        <text:list-item>
          <text:p text:style-name="P24"><text:span text:style-name="T24_1">Factions</text:span><text:span text:style-name="T24_2"><text:s/></text:span><text:span text:style-name="T24_3">built</text:span><text:span text:style-name="T24_4"><text:s/></text:span><text:span text:style-name="T24_5">from</text:span><text:span text:style-name="T24_6"><text:s/></text:span><text:span text:style-name="T24_7">trying</text:span><text:span text:style-name="T24_8"><text:s/></text:span><text:span text:style-name="T24_9">to</text:span><text:span text:style-name="T24_10"><text:s/></text:span><text:span text:style-name="T24_11">gather</text:span><text:span text:style-name="T24_12"><text:s/></text:span><text:span text:style-name="T24_13">some</text:span><text:span text:style-name="T24_14"><text:s/></text:span><text:span text:style-name="T24_15">resource</text:span><text:span text:style-name="T24_16">/</text:span><text:span text:style-name="T24_17">form</text:span><text:span text:style-name="T24_18"><text:s/></text:span><text:span text:style-name="T24_19">of</text:span><text:span text:style-name="T24_20"><text:s/></text:span><text:span text:style-name="T24_21">currency</text:span></text:p>
          <text:list>
            <text:list-item>
              <text:p text:style-name="P25"><text:span text:style-name="T25_1">Resource</text:span><text:span text:style-name="T25_2"><text:s/></text:span><text:span text:style-name="T25_3">of</text:span><text:span text:style-name="T25_4"><text:s/></text:span><text:span text:style-name="T25_5">power</text:span><text:span text:style-name="T25_6">?<text:s/></text:span><text:span text:style-name="T25_7">Luxury</text:span><text:span text:style-name="T25_8">?<text:s/></text:span><text:span text:style-name="T25_9">Tech</text:span><text:span text:style-name="T25_10">?<text:s/></text:span><text:span text:style-name="T25_11">Required</text:span><text:span text:style-name="T25_12"><text:s/></text:span><text:span text:style-name="T25_13">for</text:span><text:span text:style-name="T25_14"><text:s/></text:span><text:span text:style-name="T25_15">survival</text:span><text:span text:style-name="T25_16">?</text:span></text:p>
            </text:list-item>
          </text:list>
        </text:list-item>
        <text:list-item>
          <text:p text:style-name="P26"><text:span text:style-name="T26_1">People</text:span><text:span text:style-name="T26_2"><text:s/></text:span><text:span text:style-name="T26_3">know</text:span><text:span text:style-name="T26_4"><text:s/></text:span><text:span text:style-name="T26_5">that</text:span><text:span text:style-name="T26_6"><text:s/></text:span><text:span text:style-name="T26_7">the</text:span><text:span text:style-name="T26_8"><text:s/></text:span><text:span text:style-name="T26_9">world</text:span><text:span text:style-name="T26_10"><text:s/></text:span><text:span text:style-name="T26_11">is</text:span><text:span text:style-name="T26_12"><text:s/></text:span><text:span text:style-name="T26_13">hardcore</text:span><text:span text:style-name="T26_14">,<text:s/></text:span><text:span text:style-name="T26_15">but</text:span><text:span text:style-name="T26_16"><text:s/></text:span><text:span text:style-name="T26_17">danger</text:span><text:span text:style-name="T26_18"><text:s/></text:span><text:span text:style-name="T26_19">is</text:span><text:span text:style-name="T26_20"><text:s/></text:span><text:span text:style-name="T26_21">waiting</text:span><text:span text:style-name="T26_22"><text:s/></text:span><text:span text:style-name="T26_23">on</text:span><text:span text:style-name="T26_24"><text:s/></text:span><text:span text:style-name="T26_25">the</text:span><text:span text:style-name="T26_26"><text:s/></text:span><text:span text:style-name="T26_27">outskirts</text:span><text:span text:style-name="T26_28"><text:s/></text:span><text:span text:style-name="T26_29">of</text:span><text:span text:style-name="T26_30"><text:s/></text:span><text:span text:style-name="T26_31">the</text:span><text:span text:style-name="T26_32"><text:s/></text:span><text:span text:style-name="T26_33">world</text:span></text:p>
          <text:list>
            <text:list-item>
              <text:p text:style-name="P27"><text:span text:style-name="T27_1">But</text:span><text:span text:style-name="T27_2"><text:s/></text:span><text:span text:style-name="T27_3">the</text:span><text:span text:style-name="T27_4"><text:s/></text:span><text:span text:style-name="T27_5">people</text:span><text:span text:style-name="T27_6"><text:s/></text:span><text:span text:style-name="T27_7">are</text:span><text:span text:style-name="T27_8"><text:s/></text:span><text:span text:style-name="T27_9">good</text:span><text:span text:style-name="T27_10">-</text:span><text:span text:style-name="T27_11">hearted</text:span></text:p>
            </text:list-item>
          </text:list>
        </text:list-item>
        <text:list-item>
          <text:p text:style-name="P28"><text:span text:style-name="T28_1">Who</text:span><text:span text:style-name="T28_2"><text:s/></text:span><text:span text:style-name="T28_3">is</text:span><text:span text:style-name="T28_4"><text:s/></text:span><text:span text:style-name="T28_5">the</text:span><text:span text:style-name="T28_6"><text:s/></text:span><text:span text:style-name="T28_7">enemy</text:span><text:span text:style-name="T28_8"><text:s/></text:span><text:span text:style-name="T28_9">in</text:span><text:span text:style-name="T28_10"><text:s/></text:span><text:span text:style-name="T28_11">this</text:span><text:span text:style-name="T28_12"><text:s/></text:span><text:span text:style-name="T28_13">world</text:span><text:span text:style-name="T28_14">?<text:s/></text:span></text:p>
        </text:list-item>
      </text:list>
      <text:p text:style-name="P29"/>
      <text:p text:style-name="P30"/>
      <text:p text:style-name="P31"/>
      <text:p text:style-name="P32"><text:span text:style-name="T32_1">FOSS</text:span><text:span text:style-name="T32_2"><text:s/></text:span><text:span text:style-name="T32_3">Integration</text:span><text:span text:style-name="T32_4"><text:s/></text:span><text:span text:style-name="T32_5">Brainstorming</text:span></text:p>
      <text:list text:style-name="LS5" xml:id="list17">
        <text:list-item>
          <text:p text:style-name="P33"><text:span text:style-name="T33_1">Github</text:span><text:span text:style-name="T33_2"><text:s/></text:span><text:span text:style-name="T33_3">and</text:span><text:span text:style-name="T33_4"><text:s/></text:span><text:span text:style-name="T33_5">other</text:span><text:span text:style-name="T33_6"><text:s/></text:span><text:span text:style-name="T33_7">code</text:span><text:span text:style-name="T33_8"><text:s/></text:span><text:span text:style-name="T33_9">repos</text:span><text:span text:style-name="T33_10"><text:s/></text:span><text:span text:style-name="T33_11">can</text:span><text:span text:style-name="T33_12"><text:s/></text:span><text:span text:style-name="T33_13">pull</text:span></text:p>
          <text:list>
            <text:list-item>
              <text:p text:style-name="P34"><text:span text:style-name="T34_1">Languages</text:span><text:span text:style-name="T34_2"><text:s/></text:span><text:span text:style-name="T34_3">used</text:span></text:p>
            </text:list-item>
            <text:list-item>
              <text:p text:style-name="P35"><text:span text:style-name="T35_1">Number</text:span><text:span text:style-name="T35_2"><text:s/></text:span><text:span text:style-name="T35_3">of</text:span><text:span text:style-name="T35_4"><text:s/></text:span><text:span text:style-name="T35_5">repos</text:span></text:p>
            </text:list-item>
            <text:list-item>
              <text:p text:style-name="P36"><text:span text:style-name="T36_1">Activity</text:span><text:span text:style-name="T36_2"><text:s/></text:span><text:span text:style-name="T36_3">logs</text:span></text:p>
            </text:list-item>
            <text:list-item>
              <text:p text:style-name="P37"><text:span text:style-name="T37_1">Number</text:span><text:span text:style-name="T37_2"><text:s/></text:span><text:span text:style-name="T37_3">of</text:span><text:span text:style-name="T37_4"><text:s/></text:span><text:span text:style-name="T37_5">lines</text:span></text:p>
            </text:list-item>
            <text:list-item>
              <text:p text:style-name="P38"><text:span text:style-name="T38_1">number</text:span><text:span text:style-name="T38_2"><text:s/></text:span><text:span text:style-name="T38_3">of</text:span><text:span text:style-name="T38_4"><text:s/></text:span><text:span text:style-name="T38_5">characters</text:span></text:p>
            </text:list-item>
            <text:list-item>
              <text:p text:style-name="P39"><text:span text:style-name="T39_1"><text:s/></text:span><text:span text:style-name="T39_2">number</text:span><text:span text:style-name="T39_3"><text:s/></text:span><text:span text:style-name="T39_4">of</text:span><text:span text:style-name="T39_5"><text:s/></text:span><text:span text:style-name="T39_6">files</text:span></text:p>
            </text:list-item>
            <text:list-item>
              <text:p text:style-name="P40"><text:span text:style-name="T40_1">number</text:span><text:span text:style-name="T40_2"><text:s/></text:span><text:span text:style-name="T40_3">of</text:span><text:span text:style-name="T40_4"><text:s/></text:span><text:span text:style-name="T40_5">X</text:span></text:p>
            </text:list-item>
            <text:list-item>
              <text:p text:style-name="P41"><text:span text:style-name="T41_1">Punchcards</text:span></text:p>
            </text:list-item>
            <text:list-item>
              <text:p text:style-name="P42"><text:span text:style-name="T42_1">followed</text:span><text:span text:style-name="T42_2"><text:s/></text:span><text:span text:style-name="T42_3">coders</text:span></text:p>
            </text:list-item>
            <text:list-item>
              <text:p text:style-name="P43"><text:span text:style-name="T43_1">coders</text:span><text:span text:style-name="T43_2"><text:s/></text:span><text:span text:style-name="T43_3">following</text:span><text:span text:style-name="T43_4"><text:s/></text:span><text:span text:style-name="T43_5">you</text:span></text:p>
            </text:list-item>
            <text:list-item>
              <text:p text:style-name="P44"><text:span text:style-name="T44_1">Most</text:span><text:span text:style-name="T44_2"><text:s/></text:span><text:span text:style-name="T44_3">recent</text:span><text:span text:style-name="T44_4"><text:s/></text:span><text:span text:style-name="T44_5">commit</text:span><text:span text:style-name="T44_6"><text:s/></text:span><text:span text:style-name="T44_7">to</text:span><text:span text:style-name="T44_8"><text:s/></text:span><text:span text:style-name="T44_9">project</text:span><text:span text:style-name="T44_10"><text:s/></text:span><text:span text:style-name="T44_11">X</text:span></text:p>
            </text:list-item>
          </text:list>
        </text:list-item>
        <text:list-item>
          <text:p text:style-name="P45"><text:span text:style-name="T45_1">Coderwall</text:span><text:span text:style-name="T45_2"><text:s/></text:span><text:span text:style-name="T45_3">and</text:span><text:span text:style-name="T45_4"><text:s/></text:span><text:span text:style-name="T45_5">similar</text:span><text:span text:style-name="T45_6"><text:s/></text:span><text:span text:style-name="T45_7">sites</text:span><text:span text:style-name="T45_8"><text:s/></text:span><text:span text:style-name="T45_9">we</text:span><text:span text:style-name="T45_10"><text:s/></text:span><text:span text:style-name="T45_11">can</text:span><text:span text:style-name="T45_12"><text:s/></text:span><text:span text:style-name="T45_13">pull</text:span></text:p>
          <text:list>
            <text:list-item>
              <text:p text:style-name="P46"><text:span text:style-name="T46_1">Social</text:span><text:span text:style-name="T46_2"><text:s/></text:span><text:span text:style-name="T46_3">data</text:span></text:p>
            </text:list-item>
            <text:list-item>
              <text:p text:style-name="P47"><text:span text:style-name="T47_1">Achievements</text:span></text:p>
            </text:list-item>
            <text:list-item>
              <text:p text:style-name="P48"><text:span text:style-name="T48_1">Activity</text:span></text:p>
            </text:list-item>
            <text:list-item>
              <text:p text:style-name="P49"><text:span text:style-name="T49_1">User</text:span><text:span text:style-name="T49_2"><text:s/></text:span><text:span text:style-name="T49_3">profiles</text:span></text:p>
            </text:list-item>
          </text:list>
        </text:list-item>
        <text:list-item>
          <text:p text:style-name="P50"><text:span text:style-name="T50_1">Ohloh</text:span></text:p>
          <text:list>
            <text:list-item>
              <text:p text:style-name="P51"><text:span text:style-name="T51_1">Metrics</text:span><text:span text:style-name="T51_2"><text:s/></text:span><text:span text:style-name="T51_3">about</text:span><text:span text:style-name="T51_4"><text:s/></text:span><text:span text:style-name="T51_5">the</text:span><text:span text:style-name="T51_6"><text:s/></text:span><text:span text:style-name="T51_7">code</text:span></text:p>
            </text:list-item>
            <text:list-item>
              <text:p text:style-name="P52"><text:span text:style-name="T52_1">Meta</text:span><text:span text:style-name="T52_2"><text:s/></text:span><text:span text:style-name="T52_3">info</text:span><text:span text:style-name="T52_4"><text:s/></text:span><text:span text:style-name="T52_5">about</text:span><text:span text:style-name="T52_6"><text:s/></text:span><text:span text:style-name="T52_7">the</text:span><text:span text:style-name="T52_8"><text:s/></text:span><text:span text:style-name="T52_9">viability</text:span><text:span text:style-name="T52_10"><text:s/></text:span><text:span text:style-name="T52_11">of</text:span><text:span text:style-name="T52_12"><text:s/></text:span><text:span text:style-name="T52_13">the</text:span><text:span text:style-name="T52_14"><text:s/></text:span><text:span text:style-name="T52_15">code</text:span></text:p>
            </text:list-item>
            <text:list-item>
              <text:p text:style-name="P53"><text:span text:style-name="T53_1">How</text:span><text:span text:style-name="T53_2"><text:s/></text:span><text:span text:style-name="T53_3">the</text:span><text:span text:style-name="T53_4"><text:s/></text:span><text:span text:style-name="T53_5">code</text:span><text:span text:style-name="T53_6"><text:s/></text:span><text:span text:style-name="T53_7">was</text:span><text:span text:style-name="T53_8"><text:s/></text:span><text:span text:style-name="T53_9">made</text:span></text:p>
            </text:list-item>
            <text:list-item>
              <text:p text:style-name="P54"><text:span text:style-name="T54_1">Who</text:span><text:span text:style-name="T54_2"><text:s/></text:span><text:span text:style-name="T54_3">contributes</text:span><text:span text:style-name="T54_4"><text:s/></text:span><text:span text:style-name="T54_5">what</text:span></text:p>
            </text:list-item>
            <text:list-item>
              <text:p text:style-name="P55"><text:span text:style-name="T55_1">Who</text:span><text:span text:style-name="T55_2"><text:s/></text:span><text:span text:style-name="T55_3">contributes</text:span><text:span text:style-name="T55_4"><text:s/></text:span><text:span text:style-name="T55_5">when</text:span></text:p>
            </text:list-item>
          </text:list>
        </text:list-item>
      </text:list>
      <text:p text:style-name="P56"/>
      <text:p text:style-name="P57"><text:span text:style-name="T57_1">Ideas</text:span><text:span text:style-name="T57_2">:</text:span></text:p>
      <text:list text:style-name="LS6" xml:id="list40">
        <text:list-item>
          <text:p text:style-name="P58"><text:span text:style-name="T58_1">If</text:span><text:span text:style-name="T58_2"><text:s/></text:span><text:span text:style-name="T58_3">you</text:span><text:span text:style-name="T58_4"><text:s/></text:span><text:span text:style-name="T58_5">log</text:span><text:span text:style-name="T58_6"><text:s/></text:span><text:span text:style-name="T58_7">on</text:span><text:span text:style-name="T58_8"><text:s/></text:span><text:span text:style-name="T58_9">in</text:span><text:span text:style-name="T58_10"><text:s/></text:span><text:span text:style-name="T58_11">the</text:span><text:span text:style-name="T58_12"><text:s/></text:span><text:span text:style-name="T58_13">game</text:span><text:span text:style-name="T58_14">,<text:s/></text:span><text:span text:style-name="T58_15">the</text:span><text:span text:style-name="T58_16"><text:s/></text:span><text:span text:style-name="T58_17">longer</text:span><text:span text:style-name="T58_18"><text:s/></text:span><text:span text:style-name="T58_19">time</text:span><text:span text:style-name="T58_20"><text:s/></text:span><text:span text:style-name="T58_21">that</text:span><text:span text:style-name="T58_22"><text:s/></text:span><text:span text:style-name="T58_23">it</text:span><text:span text:style-name="T58_24">’</text:span><text:span text:style-name="T58_25">s</text:span><text:span text:style-name="T58_26"><text:s/></text:span><text:span text:style-name="T58_27">been</text:span><text:span text:style-name="T58_28"><text:s/></text:span><text:span text:style-name="T58_29">since</text:span><text:span text:style-name="T58_30"><text:s/></text:span><text:span text:style-name="T58_31">your</text:span><text:span text:style-name="T58_32"><text:s/></text:span><text:span text:style-name="T58_33">last</text:span><text:span text:style-name="T58_34"><text:s/></text:span><text:span text:style-name="T58_35">commit</text:span><text:span text:style-name="T58_36"><text:s/></text:span><text:span text:style-name="T58_37">time</text:span><text:span text:style-name="T58_38">,<text:s/></text:span><text:span text:style-name="T58_39">your</text:span><text:span text:style-name="T58_40"><text:s/></text:span><text:span text:style-name="T58_41">health</text:span><text:span text:style-name="T58_42"><text:s/></text:span><text:span text:style-name="T58_43">bonus</text:span><text:span text:style-name="T58_44"><text:s/></text:span><text:span text:style-name="T58_45">will</text:span><text:span text:style-name="T58_46"><text:s/></text:span><text:span text:style-name="T58_47">be</text:span><text:span text:style-name="T58_48"><text:s/></text:span><text:span text:style-name="T58_49">affected</text:span></text:p>
          <text:list>
            <text:list-item>
              <text:p text:style-name="P59"><text:span text:style-name="T59_1">The</text:span><text:span text:style-name="T59_2"><text:s/>“</text:span><text:span text:style-name="T59_3">inn</text:span><text:span text:style-name="T59_4"><text:s/></text:span><text:span text:style-name="T59_5">effect</text:span><text:span text:style-name="T59_6">”,<text:s/></text:span><text:span text:style-name="T59_7">to</text:span><text:span text:style-name="T59_8"><text:s/></text:span><text:span text:style-name="T59_9">rest</text:span><text:span text:style-name="T59_10"><text:s/></text:span><text:span text:style-name="T59_11">and</text:span><text:span text:style-name="T59_12"><text:s/></text:span><text:span text:style-name="T59_13">heal</text:span><text:span text:style-name="T59_14"><text:s/></text:span><text:span text:style-name="T59_15">up</text:span></text:p>
            </text:list-item>
            <text:list-item>
              <text:p text:style-name="P60"><text:span text:style-name="T60_1">You</text:span><text:span text:style-name="T60_2"><text:s/></text:span><text:span text:style-name="T60_3">commit</text:span><text:span text:style-name="T60_4">,<text:s/></text:span><text:span text:style-name="T60_5">then</text:span><text:span text:style-name="T60_6"><text:s/></text:span><text:span text:style-name="T60_7">you</text:span><text:span text:style-name="T60_8"><text:s/></text:span><text:span text:style-name="T60_9">go</text:span><text:span text:style-name="T60_10"><text:s/></text:span><text:span text:style-name="T60_11">onto</text:span><text:span text:style-name="T60_12"><text:s/></text:span><text:span text:style-name="T60_13">the</text:span><text:span text:style-name="T60_14"><text:s/></text:span><text:span text:style-name="T60_15">game</text:span><text:span text:style-name="T60_16"><text:s/></text:span><text:span text:style-name="T60_17">and</text:span><text:span text:style-name="T60_18"><text:s/></text:span><text:span text:style-name="T60_19">play</text:span><text:span text:style-name="T60_20"><text:s/></text:span><text:span text:style-name="T60_21">some</text:span><text:span text:style-name="T60_22"><text:s/></text:span><text:span text:style-name="T60_23">with</text:span><text:span text:style-name="T60_24"><text:s/></text:span><text:span text:style-name="T60_25">a</text:span><text:span text:style-name="T60_26"><text:s/></text:span><text:span text:style-name="T60_27">bonus</text:span></text:p>
            </text:list-item>
            <text:list-item>
              <text:p text:style-name="P61"><text:span text:style-name="T61_1">The</text:span><text:span text:style-name="T61_2"><text:s/></text:span><text:span text:style-name="T61_3">longer</text:span><text:span text:style-name="T61_4"><text:s/></text:span><text:span text:style-name="T61_5">it</text:span><text:span text:style-name="T61_6">’</text:span><text:span text:style-name="T61_7">s</text:span><text:span text:style-name="T61_8"><text:s/></text:span><text:span text:style-name="T61_9">been</text:span><text:span text:style-name="T61_10"><text:s/></text:span><text:span text:style-name="T61_11">since</text:span><text:span text:style-name="T61_12"><text:s/></text:span><text:span text:style-name="T61_13">a</text:span><text:span text:style-name="T61_14"><text:s/></text:span><text:span text:style-name="T61_15">commit</text:span><text:span text:style-name="T61_16">,<text:s/></text:span><text:span text:style-name="T61_17">the</text:span><text:span text:style-name="T61_18"><text:s/></text:span><text:span text:style-name="T61_19">lower</text:span><text:span text:style-name="T61_20"><text:s/></text:span><text:span text:style-name="T61_21">your</text:span><text:span text:style-name="T61_22"><text:s/></text:span><text:span text:style-name="T61_23">bonus</text:span><text:span text:style-name="T61_24"><text:s/></text:span><text:span text:style-name="T61_25">is</text:span></text:p>
            </text:list-item>
            <text:list-item>
              <text:p text:style-name="P62"><text:span text:style-name="T62_1">Play</text:span><text:span text:style-name="T62_2"><text:s/></text:span><text:span text:style-name="T62_3">the</text:span><text:span text:style-name="T62_4"><text:s/></text:span><text:span text:style-name="T62_5">game</text:span><text:span text:style-name="T62_6"><text:s/></text:span><text:span text:style-name="T62_7">for</text:span><text:span text:style-name="T62_8"><text:s/>30-40<text:s/></text:span><text:span text:style-name="T62_9">minutes</text:span><text:span text:style-name="T62_10">,<text:s/></text:span><text:span text:style-name="T62_11">then</text:span><text:span text:style-name="T62_12"><text:s/></text:span><text:span text:style-name="T62_13">go</text:span><text:span text:style-name="T62_14"><text:s/></text:span><text:span text:style-name="T62_15">back</text:span><text:span text:style-name="T62_16"><text:s/></text:span><text:span text:style-name="T62_17">to</text:span><text:span text:style-name="T62_18"><text:s/></text:span><text:span text:style-name="T62_19">work</text:span><text:span text:style-name="T62_20"><text:s/></text:span><text:span text:style-name="T62_21">and</text:span><text:span text:style-name="T62_22"><text:s/></text:span><text:span text:style-name="T62_23">do</text:span><text:span text:style-name="T62_24"><text:s/></text:span><text:span text:style-name="T62_25">something</text:span></text:p>
            </text:list-item>
            <text:list-item>
              <text:p text:style-name="P63"><text:span text:style-name="T63_1">People</text:span><text:span text:style-name="T63_2"><text:s/></text:span><text:span text:style-name="T63_3">in</text:span><text:span text:style-name="T63_4"><text:s/></text:span><text:span text:style-name="T63_5">the</text:span><text:span text:style-name="T63_6"><text:s/></text:span><text:span text:style-name="T63_7">game</text:span><text:span text:style-name="T63_8"><text:s/></text:span><text:span text:style-name="T63_9">talk</text:span><text:span text:style-name="T63_10"><text:s/></text:span><text:span text:style-name="T63_11">about</text:span><text:span text:style-name="T63_12"><text:s/></text:span><text:span text:style-name="T63_13">their</text:span><text:span text:style-name="T63_14"><text:s/></text:span><text:span text:style-name="T63_15">most</text:span><text:span text:style-name="T63_16"><text:s/></text:span><text:span text:style-name="T63_17">recent</text:span><text:span text:style-name="T63_18"><text:s/></text:span><text:span text:style-name="T63_19">commit</text:span><text:span text:style-name="T63_20">,<text:s/></text:span><text:span text:style-name="T63_21">and</text:span><text:span text:style-name="T63_22"><text:s/></text:span><text:span text:style-name="T63_23">what</text:span><text:span text:style-name="T63_24"><text:s/></text:span><text:span text:style-name="T63_25">they</text:span><text:span text:style-name="T63_26"><text:s/></text:span><text:span text:style-name="T63_27">did</text:span><text:span text:style-name="T63_28"><text:s/></text:span><text:span text:style-name="T63_29">with</text:span><text:span text:style-name="T63_30"><text:s/></text:span><text:span text:style-name="T63_31">it</text:span></text:p>
            </text:list-item>
            <text:list-item>
              <text:p text:style-name="P64"><text:span text:style-name="T64_1">We</text:span><text:span text:style-name="T64_2"><text:s/></text:span><text:span text:style-name="T64_3">could</text:span><text:span text:style-name="T64_4"><text:s/></text:span><text:span text:style-name="T64_5">do</text:span><text:span text:style-name="T64_6"><text:s/></text:span><text:span text:style-name="T64_7">this</text:span><text:span text:style-name="T64_8"><text:s/></text:span><text:span text:style-name="T64_9">to</text:span><text:span text:style-name="T64_10"><text:s/></text:span><text:span text:style-name="T64_11">encourage</text:span><text:span text:style-name="T64_12"><text:s/></text:span><text:span text:style-name="T64_13">players</text:span><text:span text:style-name="T64_14"><text:s/></text:span><text:span text:style-name="T64_15">to</text:span><text:span text:style-name="T64_16"><text:s/></text:span><text:span text:style-name="T64_17">only</text:span><text:span text:style-name="T64_18"><text:s/></text:span><text:span text:style-name="T64_19">play</text:span><text:span text:style-name="T64_20"><text:s/></text:span><text:span text:style-name="T64_21">for</text:span><text:span text:style-name="T64_22"><text:s/></text:span><text:span text:style-name="T64_23">a</text:span><text:span text:style-name="T64_24"><text:s/></text:span><text:span text:style-name="T64_25">short</text:span><text:span text:style-name="T64_26"><text:s/></text:span><text:span text:style-name="T64_27">amount</text:span><text:span text:style-name="T64_28"><text:s/></text:span><text:span text:style-name="T64_29">of</text:span><text:span text:style-name="T64_30"><text:s/></text:span><text:span text:style-name="T64_31">time</text:span><text:span text:style-name="T64_32"><text:s/></text:span><text:span text:style-name="T64_33">as</text:span><text:span text:style-name="T64_34"><text:s/></text:span><text:span text:style-name="T64_35">opposed</text:span><text:span text:style-name="T64_36"><text:s/></text:span><text:span text:style-name="T64_37">to</text:span><text:span text:style-name="T64_38"><text:s/></text:span><text:span text:style-name="T64_39">all</text:span><text:span text:style-name="T64_40"><text:s/></text:span><text:span text:style-name="T64_41">day</text:span></text:p>
            </text:list-item>
          </text:list>
        </text:list-item>
        <text:list-item>
          <text:p text:style-name="P65"><text:span text:style-name="T65_1">One</text:span><text:span text:style-name="T65_2"><text:s/></text:span><text:span text:style-name="T65_3">stat</text:span><text:span text:style-name="T65_4"><text:s/></text:span><text:span text:style-name="T65_5">is</text:span><text:span text:style-name="T65_6"><text:s/></text:span><text:span text:style-name="T65_7">devoted</text:span><text:span text:style-name="T65_8"><text:s/></text:span><text:span text:style-name="T65_9">to</text:span><text:span text:style-name="T65_10"><text:s/></text:span><text:span text:style-name="T65_11">influence</text:span><text:span text:style-name="T65_12"><text:s/></text:span><text:span text:style-name="T65_13">with</text:span><text:span text:style-name="T65_14"><text:s/></text:span><text:span text:style-name="T65_15">other</text:span><text:span text:style-name="T65_16"><text:s/></text:span><text:span text:style-name="T65_17">developers</text:span></text:p>
          <text:list>
            <text:list-item>
              <text:p text:style-name="P66"><text:span text:style-name="T66_1">Like</text:span><text:span text:style-name="T66_2"><text:s/></text:span><text:span text:style-name="T66_3">a</text:span><text:span text:style-name="T66_4"><text:s/></text:span><text:span text:style-name="T66_5">will</text:span><text:span text:style-name="T66_6">-</text:span><text:span text:style-name="T66_7">power</text:span><text:span text:style-name="T66_8"><text:s/></text:span><text:span text:style-name="T66_9">stat</text:span></text:p>
            </text:list-item>
            <text:list-item>
              <text:p text:style-name="P67"><text:span text:style-name="T67_1">The</text:span><text:span text:style-name="T67_2"><text:s/></text:span><text:span text:style-name="T67_3">only</text:span><text:span text:style-name="T67_4"><text:s/></text:span><text:span text:style-name="T67_5">way</text:span><text:span text:style-name="T67_6"><text:s/></text:span><text:span text:style-name="T67_7">to</text:span><text:span text:style-name="T67_8"><text:s/></text:span><text:span text:style-name="T67_9">increase</text:span><text:span text:style-name="T67_10"><text:s/></text:span><text:span text:style-name="T67_11">this</text:span><text:span text:style-name="T67_12"><text:s/></text:span><text:span text:style-name="T67_13">stat</text:span><text:span text:style-name="T67_14"><text:s/></text:span><text:span text:style-name="T67_15">is</text:span><text:span text:style-name="T67_16"><text:s/></text:span><text:span text:style-name="T67_17">to</text:span><text:span text:style-name="T67_18"><text:s/></text:span><text:span text:style-name="T67_19">do</text:span><text:span text:style-name="T67_20"><text:s/></text:span><text:span text:style-name="T67_21">some</text:span><text:span text:style-name="T67_22"><text:s/></text:span><text:span text:style-name="T67_23">activity</text:span><text:span text:style-name="T67_24"><text:s/></text:span><text:span text:style-name="T67_25">on</text:span><text:span text:style-name="T67_26"><text:s/></text:span><text:span text:style-name="T67_27">Github</text:span><text:span text:style-name="T67_28">,<text:s/></text:span><text:span text:style-name="T67_29">or</text:span><text:span text:style-name="T67_30"><text:s/></text:span><text:span text:style-name="T67_31">some</text:span><text:span text:style-name="T67_32"><text:s/></text:span><text:span text:style-name="T67_33">other</text:span><text:span text:style-name="T67_34"><text:s/></text:span><text:span text:style-name="T67_35">code</text:span><text:span text:style-name="T67_36"><text:s/></text:span><text:span text:style-name="T67_37">repos</text:span></text:p>
            </text:list-item>
            <text:list-item>
              <text:p text:style-name="P68"><text:span text:style-name="T68_1">Based</text:span><text:span text:style-name="T68_2"><text:s/></text:span><text:span text:style-name="T68_3">off</text:span><text:span text:style-name="T68_4"><text:s/></text:span><text:span text:style-name="T68_5">of</text:span><text:span text:style-name="T68_6"><text:s/></text:span><text:span text:style-name="T68_7">social</text:span><text:span text:style-name="T68_8"><text:s/></text:span><text:span text:style-name="T68_9">connections</text:span><text:span text:style-name="T68_10">,<text:s/></text:span><text:span text:style-name="T68_11">not</text:span><text:span text:style-name="T68_12"><text:s/></text:span><text:span text:style-name="T68_13">necessarily</text:span><text:span text:style-name="T68_14"><text:s/></text:span><text:span text:style-name="T68_15">coding</text:span><text:span text:style-name="T68_16"><text:s/></text:span><text:span text:style-name="T68_17">bonuses</text:span></text:p>
            </text:list-item>
          </text:list>
        </text:list-item>
        <text:list-item>
          <text:p text:style-name="P69"><text:span text:style-name="T69_1">Getting</text:span><text:span text:style-name="T69_2"><text:s/></text:span><text:span text:style-name="T69_3">resources</text:span><text:span text:style-name="T69_4"><text:s/></text:span><text:span text:style-name="T69_5">from</text:span><text:span text:style-name="T69_6"><text:s/></text:span><text:span text:style-name="T69_7">having</text:span><text:span text:style-name="T69_8"><text:s/></text:span><text:span text:style-name="T69_9">your</text:span><text:span text:style-name="T69_10"><text:s/></text:span><text:span text:style-name="T69_11">project</text:span><text:span text:style-name="T69_12"><text:s/></text:span><text:span text:style-name="T69_13">followed</text:span></text:p>
        </text:list-item>
        <text:list-item>
          <text:p text:style-name="P70"><text:span text:style-name="T70_1">Low</text:span><text:span text:style-name="T70_2">-</text:span><text:span text:style-name="T70_3">level</text:span><text:span text:style-name="T70_4"><text:s/></text:span><text:span text:style-name="T70_5">language</text:span><text:span text:style-name="T70_6"><text:s/></text:span><text:span text:style-name="T70_7">commits</text:span><text:span text:style-name="T70_8"><text:s/>(</text:span><text:span text:style-name="T70_9">C</text:span><text:span text:style-name="T70_10">,<text:s/></text:span><text:span text:style-name="T70_11">Assembly</text:span><text:span text:style-name="T70_12">,<text:s/></text:span><text:span text:style-name="T70_13">etc</text:span><text:span text:style-name="T70_14">)<text:s/></text:span><text:span text:style-name="T70_15">link</text:span><text:span text:style-name="T70_16"><text:s/></text:span><text:span text:style-name="T70_17">to</text:span><text:span text:style-name="T70_18"><text:s/></text:span><text:span text:style-name="T70_19">gathering</text:span><text:span text:style-name="T70_20"><text:s/></text:span><text:span text:style-name="T70_21">crafting</text:span><text:span text:style-name="T70_22"><text:s/></text:span><text:span text:style-name="T70_23">skills</text:span><text:span text:style-name="T70_24">,<text:s/></text:span><text:span text:style-name="T70_25">while</text:span><text:span text:style-name="T70_26"><text:s/></text:span><text:span text:style-name="T70_27">high</text:span><text:span text:style-name="T70_28">-</text:span><text:span text:style-name="T70_29">level</text:span><text:span text:style-name="T70_30"><text:s/></text:span><text:span text:style-name="T70_31">language</text:span><text:span text:style-name="T70_32"><text:s/></text:span><text:span text:style-name="T70_33">commits</text:span><text:span text:style-name="T70_34"><text:s/>(</text:span><text:span text:style-name="T70_35">Ruby</text:span><text:span text:style-name="T70_36">,<text:s/></text:span><text:span text:style-name="T70_37">Python</text:span><text:span text:style-name="T70_38">,<text:s/></text:span><text:span text:style-name="T70_39">etc</text:span><text:span text:style-name="T70_40">)<text:s/></text:span><text:span text:style-name="T70_41">link</text:span><text:span text:style-name="T70_42"><text:s/></text:span><text:span text:style-name="T70_43">to</text:span><text:span text:style-name="T70_44"><text:s/></text:span><text:span text:style-name="T70_45">production</text:span><text:span text:style-name="T70_46"><text:s/></text:span><text:span text:style-name="T70_47">crafting</text:span><text:span text:style-name="T70_48"><text:s/></text:span><text:span text:style-name="T70_49">skills</text:span><text:span text:style-name="T70_50"><text:s/>(</text:span><text:span text:style-name="T70_51">done</text:span><text:span text:style-name="T70_52"><text:s/></text:span><text:span text:style-name="T70_53">via</text:span><text:span text:style-name="T70_54"><text:s/></text:span><text:span text:style-name="T70_55">resources</text:span><text:span text:style-name="T70_56"><text:s/></text:span><text:span text:style-name="T70_57">obtained</text:span><text:span text:style-name="T70_58"><text:s/></text:span><text:span text:style-name="T70_59">from</text:span><text:span text:style-name="T70_60"><text:s/></text:span><text:span text:style-name="T70_61">low</text:span><text:span text:style-name="T70_62">-</text:span><text:span text:style-name="T70_63">level</text:span><text:span text:style-name="T70_64"><text:s/></text:span><text:span text:style-name="T70_65">commits</text:span><text:span text:style-name="T70_66">,<text:s/></text:span><text:span text:style-name="T70_67">and</text:span><text:span text:style-name="T70_68"><text:s/></text:span><text:span text:style-name="T70_69">scripting</text:span><text:span text:style-name="T70_70"><text:s/></text:span><text:span text:style-name="T70_71">languages</text:span><text:span text:style-name="T70_72"><text:s/></text:span><text:span text:style-name="T70_73">that</text:span><text:span text:style-name="T70_74"><text:s/></text:span><text:span text:style-name="T70_75">are</text:span><text:span text:style-name="T70_76"><text:s/></text:span><text:span text:style-name="T70_77">often</text:span><text:span text:style-name="T70_78"><text:s/></text:span><text:span text:style-name="T70_79">integrated</text:span><text:span text:style-name="T70_80"><text:s/></text:span><text:span text:style-name="T70_81">with</text:span><text:span text:style-name="T70_82"><text:s/></text:span><text:span text:style-name="T70_83">other</text:span><text:span text:style-name="T70_84"><text:s/></text:span><text:span text:style-name="T70_85">languages</text:span><text:span text:style-name="T70_86"><text:s/>(</text:span><text:span text:style-name="T70_87">JavaScript</text:span><text:span text:style-name="T70_88">,<text:s/></text:span><text:span text:style-name="T70_89">Perl</text:span><text:span text:style-name="T70_90">,<text:s/></text:span><text:span text:style-name="T70_91">etc</text:span><text:span text:style-name="T70_92">)<text:s/></text:span><text:span text:style-name="T70_93">can</text:span><text:span text:style-name="T70_94"><text:s/></text:span><text:span text:style-name="T70_95">be</text:span><text:span text:style-name="T70_96"><text:s/></text:span><text:span text:style-name="T70_97">used</text:span><text:span text:style-name="T70_98"><text:s/></text:span><text:span text:style-name="T70_99">to</text:span><text:span text:style-name="T70_100"><text:s/></text:span><text:span text:style-name="T70_101">augment</text:span><text:span text:style-name="T70_102"><text:s/></text:span><text:span text:style-name="T70_103">produced</text:span><text:span text:style-name="T70_104"><text:s/></text:span><text:span text:style-name="T70_105">crafted</text:span><text:span text:style-name="T70_106"><text:s/></text:span><text:span text:style-name="T70_107">items</text:span></text:p>
          <text:list>
            <text:list-item>
              <text:p text:style-name="P71"><text:span text:style-name="T71_1">Could</text:span><text:span text:style-name="T71_2"><text:s/></text:span><text:span text:style-name="T71_3">establish</text:span><text:span text:style-name="T71_4"><text:s/></text:span><text:span text:style-name="T71_5">trading</text:span></text:p>
            </text:list-item>
          </text:list>
        </text:list-item>
        <text:list-item>
          <text:p text:style-name="P72"><text:span text:style-name="T72_1">Different</text:span><text:span text:style-name="T72_2"><text:s/></text:span><text:span text:style-name="T72_3">areas</text:span><text:span text:style-name="T72_4"><text:s/></text:span><text:span text:style-name="T72_5">around</text:span><text:span text:style-name="T72_6"><text:s/></text:span><text:span text:style-name="T72_7">the</text:span><text:span text:style-name="T72_8"><text:s/></text:span><text:span text:style-name="T72_9">world</text:span><text:span text:style-name="T72_10"><text:s/></text:span><text:span text:style-name="T72_11">would</text:span><text:span text:style-name="T72_12"><text:s/></text:span><text:span text:style-name="T72_13">have</text:span><text:span text:style-name="T72_14"><text:s/></text:span><text:span text:style-name="T72_15">different</text:span><text:span text:style-name="T72_16"><text:s/></text:span><text:span text:style-name="T72_17">type</text:span><text:span text:style-name="T72_18"><text:s/></text:span><text:span text:style-name="T72_19">of</text:span><text:span text:style-name="T72_20"><text:s/></text:span><text:span text:style-name="T72_21">materials</text:span><text:span text:style-name="T72_22"><text:s/></text:span><text:span text:style-name="T72_23">for</text:span><text:span text:style-name="T72_24"><text:s/></text:span><text:span text:style-name="T72_25">the</text:span><text:span text:style-name="T72_26"><text:s/></text:span><text:span text:style-name="T72_27">python</text:span><text:span text:style-name="T72_28"><text:s/></text:span><text:span text:style-name="T72_29">world</text:span></text:p>
        </text:list-item>
        <text:list-item>
          <text:p text:style-name="P73"><text:span text:style-name="T73_1">Tracking</text:span><text:span text:style-name="T73_2"><text:s/></text:span><text:span text:style-name="T73_3">users</text:span><text:span text:style-name="T73_4">’<text:s/></text:span><text:span text:style-name="T73_5">hardware</text:span><text:span text:style-name="T73_6">,<text:s/></text:span><text:span text:style-name="T73_7">OS</text:span><text:span text:style-name="T73_8">,<text:s/></text:span><text:span text:style-name="T73_9">or</text:span><text:span text:style-name="T73_10"><text:s/></text:span><text:span text:style-name="T73_11">browsers</text:span></text:p>
        </text:list-item>
        <text:list-item>
          <text:p text:style-name="P74"><text:span text:style-name="T74_1">Unlock</text:span><text:span text:style-name="T74_2"><text:s/></text:span><text:span text:style-name="T74_3">new</text:span><text:span text:style-name="T74_4"><text:s/></text:span><text:span text:style-name="T74_5">areas</text:span><text:span text:style-name="T74_6">,<text:s/></text:span><text:span text:style-name="T74_7">like</text:span><text:span text:style-name="T74_8"><text:s/></text:span><text:span text:style-name="T74_9">the</text:span><text:span text:style-name="T74_10"><text:s/></text:span><text:span text:style-name="T74_11">python</text:span><text:span text:style-name="T74_12"><text:s/></text:span><text:span text:style-name="T74_13">dungeon</text:span><text:span text:style-name="T74_14"><text:s/></text:span><text:span text:style-name="T74_15">by</text:span><text:span text:style-name="T74_16"><text:s/></text:span><text:span text:style-name="T74_17">closing</text:span><text:span text:style-name="T74_18"><text:s/></text:span><text:span text:style-name="T74_19">an</text:span><text:span text:style-name="T74_20"><text:s/></text:span><text:span text:style-name="T74_21">issue</text:span><text:span text:style-name="T74_22"><text:s/></text:span><text:span text:style-name="T74_23">on</text:span><text:span text:style-name="T74_24"><text:s/></text:span><text:span text:style-name="T74_25">the</text:span><text:span text:style-name="T74_26"><text:s/></text:span><text:span text:style-name="T74_27">pyramid</text:span><text:span text:style-name="T74_28"><text:s/></text:span><text:span text:style-name="T74_29">issue</text:span><text:span text:style-name="T74_30"><text:s/></text:span><text:span text:style-name="T74_31">tracker</text:span></text:p>
        </text:list-item>
        <text:list-item>
          <text:p text:style-name="P75"><text:span text:style-name="T75_1">Set</text:span><text:span text:style-name="T75_2"><text:s/></text:span><text:span text:style-name="T75_3">kinds</text:span><text:span text:style-name="T75_4"><text:s/></text:span><text:span text:style-name="T75_5">of</text:span><text:span text:style-name="T75_6"><text:s/></text:span><text:span text:style-name="T75_7">monsters</text:span><text:span text:style-name="T75_8"><text:s/></text:span><text:span text:style-name="T75_9">based</text:span><text:span text:style-name="T75_10"><text:s/></text:span><text:span text:style-name="T75_11">on</text:span><text:span text:style-name="T75_12"><text:s/></text:span><text:span text:style-name="T75_13">tags</text:span></text:p>
        </text:list-item>
        <text:list-item>
          <text:p text:style-name="P76"><text:span text:style-name="T76_1">Bigger</text:span><text:span text:style-name="T76_2"><text:s/></text:span><text:span text:style-name="T76_3">projects</text:span><text:span text:style-name="T76_4">,<text:s/></text:span><text:span text:style-name="T76_5">have</text:span><text:span text:style-name="T76_6"><text:s/></text:span><text:span text:style-name="T76_7">bigger</text:span><text:span text:style-name="T76_8"><text:s/></text:span><text:span text:style-name="T76_9">dungeons</text:span></text:p>
        </text:list-item>
        <text:list-item>
          <text:p text:style-name="P77"><text:span text:style-name="T77_1">Each</text:span><text:span text:style-name="T77_2"><text:s/></text:span><text:span text:style-name="T77_3">project</text:span><text:span text:style-name="T77_4"><text:s/></text:span><text:span text:style-name="T77_5">is</text:span><text:span text:style-name="T77_6"><text:s/></text:span><text:span text:style-name="T77_7">a</text:span><text:span text:style-name="T77_8"><text:s/></text:span><text:span text:style-name="T77_9">cluster</text:span><text:span text:style-name="T77_10"><text:s/></text:span><text:span text:style-name="T77_11">of</text:span><text:span text:style-name="T77_12"><text:s/></text:span><text:span text:style-name="T77_13">towers</text:span></text:p>
          <text:list>
            <text:list-item>
              <text:p text:style-name="P78"><text:span text:style-name="T78_1">Each</text:span><text:span text:style-name="T78_2"><text:s/></text:span><text:span text:style-name="T78_3">library</text:span><text:span text:style-name="T78_4"><text:s/></text:span><text:span text:style-name="T78_5">is</text:span><text:span text:style-name="T78_6"><text:s/></text:span><text:span text:style-name="T78_7">a</text:span><text:span text:style-name="T78_8"><text:s/></text:span><text:span text:style-name="T78_9">tower</text:span><text:span text:style-name="T78_10"><text:s/></text:span><text:span text:style-name="T78_11">and</text:span><text:span text:style-name="T78_12"><text:s/></text:span><text:span text:style-name="T78_13">its</text:span><text:span text:style-name="T78_14"><text:s/></text:span><text:span text:style-name="T78_15">own</text:span><text:span text:style-name="T78_16"><text:s/></text:span><text:span text:style-name="T78_17">dungeon</text:span></text:p>
            </text:list-item>
            <text:list-item>
              <text:p text:style-name="P79"><text:span text:style-name="T79_1">Adding</text:span><text:span text:style-name="T79_2"><text:s/></text:span><text:span text:style-name="T79_3">to</text:span><text:span text:style-name="T79_4"><text:s/></text:span><text:span text:style-name="T79_5">it</text:span><text:span text:style-name="T79_6"><text:s/></text:span><text:span text:style-name="T79_7">makes</text:span><text:span text:style-name="T79_8"><text:s/></text:span><text:span text:style-name="T79_9">the</text:span><text:span text:style-name="T79_10"><text:s/></text:span><text:span text:style-name="T79_11">dungeon</text:span><text:span text:style-name="T79_12"><text:s/></text:span><text:span text:style-name="T79_13">grow</text:span></text:p>
            </text:list-item>
            <text:list-item>
              <text:p text:style-name="P80"><text:span text:style-name="T80_1">World</text:span><text:span text:style-name="T80_2"><text:s/></text:span><text:span text:style-name="T80_3">objects</text:span><text:span text:style-name="T80_4"><text:s/></text:span><text:span text:style-name="T80_5">to</text:span><text:span text:style-name="T80_6"><text:s/></text:span><text:span text:style-name="T80_7">indicate</text:span><text:span text:style-name="T80_8"><text:s/></text:span><text:span text:style-name="T80_9">author</text:span><text:span text:style-name="T80_10"><text:s/></text:span><text:span text:style-name="T80_11">and</text:span><text:span text:style-name="T80_12"><text:s/></text:span><text:span text:style-name="T80_13">time</text:span><text:span text:style-name="T80_14"><text:s/></text:span><text:span text:style-name="T80_15">of</text:span><text:span text:style-name="T80_16"><text:s/></text:span><text:span text:style-name="T80_17">commit</text:span><text:span text:style-name="T80_18"><text:s/>(</text:span><text:span text:style-name="T80_19">maybe</text:span><text:span text:style-name="T80_20"><text:s/></text:span><text:span text:style-name="T80_21">also</text:span><text:span text:style-name="T80_22"><text:s/></text:span><text:span text:style-name="T80_23">comments</text:span><text:span text:style-name="T80_24">)</text:span></text:p>
            </text:list-item>
          </text:list>
        </text:list-item>
        <text:list-item>
          <text:p text:style-name="P81"><text:span text:style-name="T81_1">Character</text:span><text:span text:style-name="T81_2"><text:s/></text:span><text:span text:style-name="T81_3">receives</text:span><text:span text:style-name="T81_4"><text:s/></text:span><text:span text:style-name="T81_5">some</text:span><text:span text:style-name="T81_6"><text:s/></text:span><text:span text:style-name="T81_7">sort</text:span><text:span text:style-name="T81_8"><text:s/></text:span><text:span text:style-name="T81_9">of</text:span><text:span text:style-name="T81_10"><text:s/></text:span><text:span text:style-name="T81_11">reward</text:span><text:span text:style-name="T81_12"><text:s/></text:span><text:span text:style-name="T81_13">for</text:span><text:span text:style-name="T81_14"><text:s/></text:span><text:span text:style-name="T81_15">solving</text:span><text:span text:style-name="T81_16"><text:s/></text:span><text:span text:style-name="T81_17">an</text:span><text:span text:style-name="T81_18"><text:s/></text:span><text:span text:style-name="T81_19">issue</text:span></text:p>
          <text:list>
            <text:list-item>
              <text:p text:style-name="P82"><text:span text:style-name="T82_1">Issues</text:span><text:span text:style-name="T82_2"><text:s/></text:span><text:span text:style-name="T82_3">could</text:span><text:span text:style-name="T82_4"><text:s/></text:span><text:span text:style-name="T82_5">be</text:span><text:span text:style-name="T82_6"><text:s/></text:span><text:span text:style-name="T82_7">quests</text:span></text:p>
            </text:list-item>
          </text:list>
        </text:list-item>
        <text:list-item>
          <text:p text:style-name="P83"><text:span text:style-name="T83_1">If</text:span><text:span text:style-name="T83_2"><text:s/></text:span><text:span text:style-name="T83_3">in</text:span><text:span text:style-name="T83_4"><text:s/></text:span><text:span text:style-name="T83_5">project</text:span><text:span text:style-name="T83_6"><text:s/></text:span><text:span text:style-name="T83_7">X</text:span><text:span text:style-name="T83_8"><text:s/></text:span><text:span text:style-name="T83_9">in</text:span><text:span text:style-name="T83_10"><text:s/></text:span><text:span text:style-name="T83_11">the</text:span><text:span text:style-name="T83_12"><text:s/></text:span><text:span text:style-name="T83_13">real</text:span><text:span text:style-name="T83_14"><text:s/></text:span><text:span text:style-name="T83_15">world</text:span><text:span text:style-name="T83_16"><text:s/></text:span><text:span text:style-name="T83_17">I</text:span><text:span text:style-name="T83_18"><text:s/></text:span><text:span text:style-name="T83_19">squash</text:span><text:span text:style-name="T83_20"><text:s/></text:span><text:span text:style-name="T83_21">a</text:span><text:span text:style-name="T83_22"><text:s/></text:span><text:span text:style-name="T83_23">bug</text:span><text:span text:style-name="T83_24">,<text:s/></text:span><text:span text:style-name="T83_25">in</text:span><text:span text:style-name="T83_26"><text:s/></text:span><text:span text:style-name="T83_27">the</text:span><text:span text:style-name="T83_28"><text:s/></text:span><text:span text:style-name="T83_29">game</text:span><text:span text:style-name="T83_30"><text:s/></text:span><text:span text:style-name="T83_31">world</text:span><text:span text:style-name="T83_32"><text:s/></text:span><text:span text:style-name="T83_33">I</text:span><text:span text:style-name="T83_34"><text:s/></text:span><text:span text:style-name="T83_35">could</text:span><text:span text:style-name="T83_36"><text:s/></text:span><text:span text:style-name="T83_37">go</text:span><text:span text:style-name="T83_38"><text:s/></text:span><text:span text:style-name="T83_39">through</text:span><text:span text:style-name="T83_40"><text:s/></text:span><text:span text:style-name="T83_41">the</text:span><text:span text:style-name="T83_42"><text:s/></text:span><text:span text:style-name="T83_43">dungeon</text:span><text:span text:style-name="T83_44"><text:s/></text:span><text:span text:style-name="T83_45">and</text:span><text:span text:style-name="T83_46"><text:s/></text:span><text:span text:style-name="T83_47">take</text:span><text:span text:style-name="T83_48"><text:s/></text:span><text:span text:style-name="T83_49">the</text:span><text:span text:style-name="T83_50"><text:s/></text:span><text:span text:style-name="T83_51">loot</text:span></text:p>
          <text:list>
            <text:list-item>
              <text:p text:style-name="P84"><text:span text:style-name="T84_1">Fast</text:span><text:span text:style-name="T84_2"><text:s/></text:span><text:span text:style-name="T84_3">tracking</text:span><text:span text:style-name="T84_4"><text:s/></text:span><text:span text:style-name="T84_5">to</text:span><text:span text:style-name="T84_6"><text:s/></text:span><text:span text:style-name="T84_7">the</text:span><text:span text:style-name="T84_8"><text:s/></text:span><text:span text:style-name="T84_9">loot</text:span><text:span text:style-name="T84_10"><text:s/></text:span><text:span text:style-name="T84_11">in</text:span><text:span text:style-name="T84_12"><text:s/></text:span><text:span text:style-name="T84_13">game</text:span></text:p>
            </text:list-item>
            <text:list-item>
              <text:p text:style-name="P85"><text:span text:style-name="T85_1">Dungeons</text:span><text:span text:style-name="T85_2"><text:s/></text:span><text:span text:style-name="T85_3">are</text:span><text:span text:style-name="T85_4"><text:s/></text:span><text:span text:style-name="T85_5">loot</text:span><text:span text:style-name="T85_6">-</text:span><text:span text:style-name="T85_7">runnning</text:span><text:span text:style-name="T85_8"><text:s/></text:span><text:span text:style-name="T85_9">to</text:span><text:span text:style-name="T85_10"><text:s/></text:span><text:span text:style-name="T85_11">increase</text:span><text:span text:style-name="T85_12"><text:s/></text:span><text:span text:style-name="T85_13">character</text:span></text:p>
            </text:list-item>
            <text:list-item>
              <text:p text:style-name="P86"><text:span text:style-name="T86_1">Dungeon</text:span><text:span text:style-name="T86_2">-</text:span><text:span text:style-name="T86_3">running</text:span><text:span text:style-name="T86_4"><text:s/></text:span><text:span text:style-name="T86_5">and</text:span><text:span text:style-name="T86_6"><text:s/></text:span><text:span text:style-name="T86_7">raiding</text:span><text:span text:style-name="T86_8"><text:s/></text:span><text:span text:style-name="T86_9">to</text:span><text:span text:style-name="T86_10"><text:s/></text:span><text:span text:style-name="T86_11">grab</text:span><text:span text:style-name="T86_12"><text:s/></text:span><text:span text:style-name="T86_13">loot</text:span></text:p>
            </text:list-item>
            <text:list-item>
              <text:p text:style-name="P87"><text:span text:style-name="T87_1">Enter</text:span><text:span text:style-name="T87_2"><text:s/></text:span><text:span text:style-name="T87_3">dungeon</text:span><text:span text:style-name="T87_4">,<text:s/></text:span><text:span text:style-name="T87_5">go</text:span><text:span text:style-name="T87_6"><text:s/></text:span><text:span text:style-name="T87_7">up</text:span><text:span text:style-name="T87_8"><text:s/></text:span><text:span text:style-name="T87_9">and</text:span><text:span text:style-name="T87_10"><text:s/></text:span><text:span text:style-name="T87_11">go</text:span><text:span text:style-name="T87_12"><text:s/></text:span><text:span text:style-name="T87_13">to</text:span><text:span text:style-name="T87_14"><text:s/></text:span><text:span text:style-name="T87_15">the</text:span><text:span text:style-name="T87_16"><text:s/></text:span><text:span text:style-name="T87_17">portal</text:span><text:span text:style-name="T87_18"><text:s/></text:span><text:span text:style-name="T87_19">and</text:span><text:span text:style-name="T87_20"><text:s/></text:span><text:span text:style-name="T87_21">zip</text:span><text:span text:style-name="T87_22"><text:s/></text:span><text:span text:style-name="T87_23">to</text:span><text:span text:style-name="T87_24"><text:s/></text:span><text:span text:style-name="T87_25">the</text:span><text:span text:style-name="T87_26"><text:s/></text:span><text:span text:style-name="T87_27">boss</text:span><text:span text:style-name="T87_28"><text:s/></text:span><text:span text:style-name="T87_29">and</text:span><text:span text:style-name="T87_30"><text:s/></text:span><text:span text:style-name="T87_31">fast</text:span><text:span text:style-name="T87_32"><text:s/></text:span><text:span text:style-name="T87_33">track</text:span><text:span text:style-name="T87_34"><text:s/></text:span><text:span text:style-name="T87_35">through</text:span><text:span text:style-name="T87_36"><text:s/></text:span><text:span text:style-name="T87_37">the</text:span><text:span text:style-name="T87_38"><text:s/></text:span><text:span text:style-name="T87_39">dungeon</text:span><text:span text:style-name="T87_40"><text:s/></text:span><text:span text:style-name="T87_41">if</text:span><text:span text:style-name="T87_42"><text:s/></text:span><text:span text:style-name="T87_43">they</text:span><text:span text:style-name="T87_44"><text:s/></text:span><text:span text:style-name="T87_45">so</text:span><text:span text:style-name="T87_46"><text:s/></text:span><text:span text:style-name="T87_47">choose</text:span></text:p>
            </text:list-item>
            <text:list-item>
              <text:p text:style-name="P88"><text:span text:style-name="T88_1">Able</text:span><text:span text:style-name="T88_2"><text:s/></text:span><text:span text:style-name="T88_3">to</text:span><text:span text:style-name="T88_4"><text:s/></text:span><text:span text:style-name="T88_5">skip</text:span><text:span text:style-name="T88_6"><text:s/></text:span><text:span text:style-name="T88_7">the</text:span><text:span text:style-name="T88_8"><text:s/></text:span><text:span text:style-name="T88_9">boring</text:span><text:span text:style-name="T88_10"><text:s/></text:span><text:span text:style-name="T88_11">grinding</text:span><text:span text:style-name="T88_12"><text:s/></text:span><text:span text:style-name="T88_13">of</text:span><text:span text:style-name="T88_14"><text:s/></text:span><text:span text:style-name="T88_15">the</text:span><text:span text:style-name="T88_16"><text:s/></text:span><text:span text:style-name="T88_17">dungeons</text:span><text:span text:style-name="T88_18">,<text:s/></text:span><text:span text:style-name="T88_19">can</text:span><text:span text:style-name="T88_20"><text:s/></text:span><text:span text:style-name="T88_21">skip</text:span><text:span text:style-name="T88_22"><text:s/></text:span><text:span text:style-name="T88_23">straight</text:span><text:span text:style-name="T88_24"><text:s/></text:span><text:span text:style-name="T88_25">to</text:span><text:span text:style-name="T88_26"><text:s/></text:span><text:span text:style-name="T88_27">the</text:span><text:span text:style-name="T88_28"><text:s/></text:span><text:span text:style-name="T88_29">fun</text:span><text:span text:style-name="T88_30"><text:s/></text:span><text:span text:style-name="T88_31">boss</text:span><text:span text:style-name="T88_32"><text:s/></text:span><text:span text:style-name="T88_33">battles</text:span></text:p>
            </text:list-item>
          </text:list>
        </text:list-item>
        <text:list-item>
          <text:p text:style-name="P89"><text:span text:style-name="T89_1">Dungeon</text:span><text:span text:style-name="T89_2"><text:s/></text:span><text:span text:style-name="T89_3">has</text:span><text:span text:style-name="T89_4"><text:s/></text:span><text:span text:style-name="T89_5">an</text:span><text:span text:style-name="T89_6"><text:s/></text:span><text:span text:style-name="T89_7">xp</text:span><text:span text:style-name="T89_8"><text:s/></text:span><text:span text:style-name="T89_9">half</text:span><text:span text:style-name="T89_10"><text:s/></text:span><text:span text:style-name="T89_11">life</text:span><text:span text:style-name="T89_12"><text:s/></text:span><text:span text:style-name="T89_13">once</text:span><text:span text:style-name="T89_14"><text:s/></text:span><text:span text:style-name="T89_15">the</text:span><text:span text:style-name="T89_16"><text:s/></text:span><text:span text:style-name="T89_17">player</text:span><text:span text:style-name="T89_18"><text:s/></text:span><text:span text:style-name="T89_19">runs</text:span><text:span text:style-name="T89_20"><text:s/></text:span><text:span text:style-name="T89_21">through</text:span><text:span text:style-name="T89_22"><text:s/></text:span><text:span text:style-name="T89_23">it</text:span></text:p>
          <text:list>
            <text:list-item>
              <text:p text:style-name="P90"><text:span text:style-name="T90_1">1</text:span><text:span text:style-name="T90_2">st</text:span><text:span text:style-name="T90_3"><text:s/></text:span><text:span text:style-name="T90_4">time</text:span><text:span text:style-name="T90_5"><text:s/></text:span><text:span text:style-name="T90_6">is</text:span><text:span text:style-name="T90_7"><text:s/></text:span><text:span text:style-name="T90_8">full</text:span><text:span text:style-name="T90_9">,<text:s/></text:span><text:span text:style-name="T90_10">challenging</text:span><text:span text:style-name="T90_11"><text:s/></text:span><text:span text:style-name="T90_12">lots</text:span><text:span text:style-name="T90_13"><text:s/></text:span><text:span text:style-name="T90_14">of</text:span><text:span text:style-name="T90_15"><text:s/></text:span><text:span text:style-name="T90_16">loot</text:span><text:span text:style-name="T90_17"><text:s/></text:span><text:span text:style-name="T90_18">etc</text:span></text:p>
            </text:list-item>
            <text:list-item>
              <text:p text:style-name="P91"><text:span text:style-name="T91_1">2</text:span><text:span text:style-name="T91_2">nd</text:span><text:span text:style-name="T91_3"><text:s/></text:span><text:span text:style-name="T91_4">time</text:span><text:span text:style-name="T91_5"><text:s/></text:span><text:span text:style-name="T91_6">is</text:span><text:span text:style-name="T91_7"><text:s/></text:span><text:span text:style-name="T91_8">less</text:span><text:span text:style-name="T91_9"><text:s/></text:span><text:span text:style-name="T91_10">fun</text:span></text:p>
            </text:list-item>
            <text:list-item>
              <text:p text:style-name="P92"><text:span text:style-name="T92_1">3</text:span><text:span text:style-name="T92_2">rd</text:span><text:span text:style-name="T92_3"><text:s/></text:span><text:span text:style-name="T92_4">time</text:span><text:span text:style-name="T92_5"><text:s/></text:span><text:span text:style-name="T92_6">is</text:span><text:span text:style-name="T92_7"><text:s/></text:span><text:span text:style-name="T92_8">even</text:span><text:span text:style-name="T92_9"><text:s/></text:span><text:span text:style-name="T92_10">less</text:span><text:span text:style-name="T92_11"><text:s/></text:span><text:span text:style-name="T92_12">etc</text:span></text:p>
            </text:list-item>
          </text:list>
        </text:list-item>
        <text:list-item>
          <text:p text:style-name="P93"><text:span text:style-name="T93_1">Active</text:span><text:span text:style-name="T93_2"><text:s/></text:span><text:span text:style-name="T93_3">projects</text:span><text:span text:style-name="T93_4"><text:s/></text:span><text:span text:style-name="T93_5">would</text:span><text:span text:style-name="T93_6"><text:s/></text:span><text:span text:style-name="T93_7">have</text:span><text:span text:style-name="T93_8"><text:s/></text:span><text:span text:style-name="T93_9">better</text:span><text:span text:style-name="T93_10">,<text:s/></text:span><text:span text:style-name="T93_11">newer</text:span><text:span text:style-name="T93_12">,<text:s/></text:span><text:span text:style-name="T93_13">and</text:span><text:span text:style-name="T93_14"><text:s/></text:span><text:span text:style-name="T93_15">more</text:span><text:span text:style-name="T93_16"><text:s/></text:span><text:span text:style-name="T93_17">loot</text:span><text:span text:style-name="T93_18"><text:s/></text:span><text:span text:style-name="T93_19">and</text:span><text:span text:style-name="T93_20"><text:s/></text:span><text:span text:style-name="T93_21">XP</text:span></text:p>
        </text:list-item>
        <text:list-item>
          <text:p text:style-name="P94"><text:span text:style-name="T94_1">Should</text:span><text:span text:style-name="T94_2"><text:s/></text:span><text:span text:style-name="T94_3">players</text:span><text:span text:style-name="T94_4"><text:s/></text:span><text:span text:style-name="T94_5">be</text:span><text:span text:style-name="T94_6"><text:s/></text:span><text:span text:style-name="T94_7">able</text:span><text:span text:style-name="T94_8"><text:s/></text:span><text:span text:style-name="T94_9">to</text:span><text:span text:style-name="T94_10"><text:s/></text:span><text:span text:style-name="T94_11">play</text:span><text:span text:style-name="T94_12"><text:s/></text:span><text:span text:style-name="T94_13">in</text:span><text:span text:style-name="T94_14"><text:s/></text:span><text:span text:style-name="T94_15">their</text:span><text:span text:style-name="T94_16"><text:s/></text:span><text:span text:style-name="T94_17">own</text:span><text:span text:style-name="T94_18"><text:s/></text:span><text:span text:style-name="T94_19">dungeons</text:span><text:span text:style-name="T94_20">?</text:span></text:p>
          <text:list>
            <text:list-item>
              <text:p text:style-name="P95"><text:span text:style-name="T95_1">Don</text:span><text:span text:style-name="T95_2">’</text:span><text:span text:style-name="T95_3">t</text:span><text:span text:style-name="T95_4"><text:s/></text:span><text:span text:style-name="T95_5">see</text:span><text:span text:style-name="T95_6"><text:s/></text:span><text:span text:style-name="T95_7">why</text:span><text:span text:style-name="T95_8"><text:s/></text:span><text:span text:style-name="T95_9">not</text:span><text:span text:style-name="T95_10">,<text:s/></text:span><text:span text:style-name="T95_11">player</text:span><text:span text:style-name="T95_12"><text:s/></text:span><text:span text:style-name="T95_13">wouldn</text:span><text:span text:style-name="T95_14">’</text:span><text:span text:style-name="T95_15">t</text:span><text:span text:style-name="T95_16"><text:s/></text:span><text:span text:style-name="T95_17">have</text:span><text:span text:style-name="T95_18"><text:s/></text:span><text:span text:style-name="T95_19">an</text:span><text:span text:style-name="T95_20"><text:s/></text:span><text:span text:style-name="T95_21">upperhand</text:span><text:span text:style-name="T95_22"><text:s/></text:span><text:span text:style-name="T95_23">in</text:span><text:span text:style-name="T95_24"><text:s/></text:span><text:span text:style-name="T95_25">their</text:span><text:span text:style-name="T95_26"><text:s/></text:span><text:span text:style-name="T95_27">own</text:span><text:span text:style-name="T95_28"><text:s/></text:span><text:span text:style-name="T95_29">dungeons</text:span></text:p>
            </text:list-item>
            <text:list-item>
              <text:p text:style-name="P96"><text:span text:style-name="T96_1">Project</text:span><text:span text:style-name="T96_2"><text:s/></text:span><text:span text:style-name="T96_3">maintainer</text:span><text:span text:style-name="T96_4"><text:s/></text:span><text:span text:style-name="T96_5">would</text:span><text:span text:style-name="T96_6"><text:s/></text:span><text:span text:style-name="T96_7">be</text:span><text:span text:style-name="T96_8"><text:s/></text:span><text:span text:style-name="T96_9">able</text:span><text:span text:style-name="T96_10"><text:s/></text:span><text:span text:style-name="T96_11">to</text:span><text:span text:style-name="T96_12"><text:s/></text:span><text:span text:style-name="T96_13">know</text:span><text:span text:style-name="T96_14"><text:s/></text:span><text:span text:style-name="T96_15">what</text:span><text:span text:style-name="T96_16"><text:s/></text:span><text:span text:style-name="T96_17">the</text:span><text:span text:style-name="T96_18"><text:s/></text:span><text:span text:style-name="T96_19">players</text:span><text:span text:style-name="T96_20"><text:s/></text:span><text:span text:style-name="T96_21">are</text:span><text:span text:style-name="T96_22"><text:s/></text:span><text:span text:style-name="T96_23">doing</text:span><text:span text:style-name="T96_24"><text:s/></text:span><text:span text:style-name="T96_25">before</text:span><text:span text:style-name="T96_26"><text:s/></text:span><text:span text:style-name="T96_27">they</text:span><text:span text:style-name="T96_28"><text:s/></text:span><text:span text:style-name="T96_29">do</text:span><text:span text:style-name="T96_30"><text:s/></text:span><text:span text:style-name="T96_31">it</text:span><text:span text:style-name="T96_32">,<text:s/></text:span><text:span text:style-name="T96_33">and</text:span><text:span text:style-name="T96_34"><text:s/></text:span><text:span text:style-name="T96_35">help</text:span><text:span text:style-name="T96_36"><text:s/></text:span><text:span text:style-name="T96_37">them</text:span><text:span text:style-name="T96_38"><text:s/></text:span><text:span text:style-name="T96_39">complete</text:span><text:span text:style-name="T96_40"><text:s/></text:span><text:span text:style-name="T96_41">the</text:span><text:span text:style-name="T96_42"><text:s/></text:span><text:span text:style-name="T96_43">dungeon</text:span></text:p>
            </text:list-item>
            <text:list-item>
              <text:p text:style-name="P97"><text:span text:style-name="T97_1">Encourages</text:span><text:span text:style-name="T97_2"><text:s/></text:span><text:span text:style-name="T97_3">more</text:span><text:span text:style-name="T97_4"><text:s/></text:span><text:span text:style-name="T97_5">peer</text:span><text:span text:style-name="T97_6"><text:s/></text:span><text:span text:style-name="T97_7">influence</text:span><text:span text:style-name="T97_8"><text:s/></text:span><text:span text:style-name="T97_9">and</text:span><text:span text:style-name="T97_10"><text:s/></text:span><text:span text:style-name="T97_11">involvement</text:span></text:p>
            </text:list-item>
          </text:list>
        </text:list-item>
        <text:list-item>
          <text:p text:style-name="P98"><text:span text:style-name="T98_1">Vehicle</text:span><text:span text:style-name="T98_2"><text:s/></text:span><text:span text:style-name="T98_3">based</text:span><text:span text:style-name="T98_4"><text:s/></text:span><text:span text:style-name="T98_5">on</text:span><text:span text:style-name="T98_6"><text:s/></text:span><text:span text:style-name="T98_7">players</text:span><text:span text:style-name="T98_8">’<text:s/></text:span><text:span text:style-name="T98_9">OS</text:span><text:span text:style-name="T98_10"><text:s/></text:span><text:span text:style-name="T98_11">in</text:span><text:span text:style-name="T98_12"><text:s/></text:span><text:span text:style-name="T98_13">overworld</text:span></text:p>
          <text:list>
            <text:list-item>
              <text:p text:style-name="P99"><text:span text:style-name="T99_1">Make</text:span><text:span text:style-name="T99_2"><text:s/></text:span><text:span text:style-name="T99_3">sense</text:span><text:span text:style-name="T99_4"><text:s/></text:span><text:span text:style-name="T99_5">in</text:span><text:span text:style-name="T99_6"><text:s/></text:span><text:span text:style-name="T99_7">the</text:span><text:span text:style-name="T99_8"><text:s/></text:span><text:span text:style-name="T99_9">overworld</text:span></text:p>
            </text:list-item>
            <text:list-item>
              <text:p text:style-name="P100"><text:span text:style-name="T100_1">But</text:span><text:span text:style-name="T100_2"><text:s/></text:span><text:span text:style-name="T100_3">wouldn</text:span><text:span text:style-name="T100_4">’</text:span><text:span text:style-name="T100_5">t</text:span><text:span text:style-name="T100_6"><text:s/></text:span><text:span text:style-name="T100_7">make</text:span><text:span text:style-name="T100_8"><text:s/></text:span><text:span text:style-name="T100_9">sense</text:span><text:span text:style-name="T100_10"><text:s/></text:span><text:span text:style-name="T100_11">in</text:span><text:span text:style-name="T100_12"><text:s/></text:span><text:span text:style-name="T100_13">dungeons</text:span><text:span text:style-name="T100_14"><text:s/></text:span><text:span text:style-name="T100_15">because</text:span><text:span text:style-name="T100_16"><text:s/></text:span><text:span text:style-name="T100_17">they</text:span><text:span text:style-name="T100_18"><text:s/></text:span><text:span text:style-name="T100_19">are</text:span><text:span text:style-name="T100_20"><text:s/></text:span><text:span text:style-name="T100_21">smaller</text:span><text:span text:style-name="T100_22"><text:s/></text:span><text:span text:style-name="T100_23">and</text:span><text:span text:style-name="T100_24"><text:s/></text:span><text:span text:style-name="T100_25">harder</text:span><text:span text:style-name="T100_26"><text:s/></text:span><text:span text:style-name="T100_27">to</text:span><text:span text:style-name="T100_28"><text:s/></text:span><text:span text:style-name="T100_29">navigate</text:span></text:p>
            </text:list-item>
            <text:list-item>
              <text:p text:style-name="P101"><text:span text:style-name="T101_1">Needs</text:span><text:span text:style-name="T101_2"><text:s/></text:span><text:span text:style-name="T101_3">to</text:span><text:span text:style-name="T101_4"><text:s/></text:span><text:span text:style-name="T101_5">be</text:span><text:span text:style-name="T101_6"><text:s/></text:span><text:span text:style-name="T101_7">some</text:span><text:span text:style-name="T101_8"><text:s/></text:span><text:span text:style-name="T101_9">sort</text:span><text:span text:style-name="T101_10"><text:s/></text:span><text:span text:style-name="T101_11">of</text:span><text:span text:style-name="T101_12"><text:s/></text:span><text:span text:style-name="T101_13">and</text:span><text:span text:style-name="T101_14"><text:s/></text:span><text:span text:style-name="T101_15">give</text:span><text:span text:style-name="T101_16"><text:s/></text:span><text:span text:style-name="T101_17">and</text:span><text:span text:style-name="T101_18"><text:s/></text:span><text:span text:style-name="T101_19">take</text:span><text:span text:style-name="T101_20"><text:s/></text:span><text:span text:style-name="T101_21">between</text:span><text:span text:style-name="T101_22"><text:s/></text:span><text:span text:style-name="T101_23">the</text:span><text:span text:style-name="T101_24"><text:s/></text:span><text:span text:style-name="T101_25">two</text:span><text:span text:style-name="T101_26"><text:s/></text:span><text:span text:style-name="T101_27">so</text:span><text:span text:style-name="T101_28"><text:s/></text:span><text:span text:style-name="T101_29">the</text:span><text:span text:style-name="T101_30"><text:s/></text:span><text:span text:style-name="T101_31">player</text:span><text:span text:style-name="T101_32"><text:s/></text:span><text:span text:style-name="T101_33">doesn</text:span><text:span text:style-name="T101_34">’</text:span><text:span text:style-name="T101_35">t</text:span><text:span text:style-name="T101_36"><text:s/></text:span><text:span text:style-name="T101_37">use</text:span><text:span text:style-name="T101_38"><text:s/></text:span><text:span text:style-name="T101_39">his</text:span><text:span text:style-name="T101_40">/</text:span><text:span text:style-name="T101_41">her</text:span><text:span text:style-name="T101_42"><text:s/></text:span><text:span text:style-name="T101_43">vehicle</text:span><text:span text:style-name="T101_44"><text:s/></text:span><text:span text:style-name="T101_45">more</text:span><text:span text:style-name="T101_46"><text:s/></text:span><text:span text:style-name="T101_47">than</text:span><text:span text:style-name="T101_48"><text:s/></text:span><text:span text:style-name="T101_49">walking</text:span></text:p>
            </text:list-item>
          </text:list>
        </text:list-item>
        <text:list-item>
          <text:p text:style-name="P102"><text:span text:style-name="T102_1">Newsfeed</text:span><text:span text:style-name="T102_2"><text:s/></text:span><text:span text:style-name="T102_3">from</text:span><text:span text:style-name="T102_4"><text:s/></text:span><text:span text:style-name="T102_5">Github</text:span><text:span text:style-name="T102_6">,<text:s/></text:span><text:span text:style-name="T102_7">total</text:span><text:span text:style-name="T102_8"><text:s/></text:span><text:span text:style-name="T102_9">commits</text:span></text:p>
          <text:list>
            <text:list-item>
              <text:p text:style-name="P103"><text:span text:style-name="T103_1">Board</text:span><text:span text:style-name="T103_2"><text:s/></text:span><text:span text:style-name="T103_3">that</text:span><text:span text:style-name="T103_4"><text:s/></text:span><text:span text:style-name="T103_5">loads</text:span><text:span text:style-name="T103_6"><text:s/></text:span><text:span text:style-name="T103_7">a</text:span><text:span text:style-name="T103_8"><text:s/></text:span><text:span text:style-name="T103_9">webpage</text:span><text:span text:style-name="T103_10"><text:s/></text:span><text:span text:style-name="T103_11">in</text:span><text:span text:style-name="T103_12"><text:s/></text:span><text:span text:style-name="T103_13">game</text:span></text:p>
            </text:list-item>
            <text:list-item>
              <text:p text:style-name="P104"><text:span text:style-name="T104_1">Could</text:span><text:span text:style-name="T104_2"><text:s/></text:span><text:span text:style-name="T104_3">add</text:span><text:span text:style-name="T104_4"><text:s/></text:span><text:span text:style-name="T104_5">in</text:span><text:span text:style-name="T104_6"><text:s/></text:span><text:span text:style-name="T104_7">game</text:span><text:span text:style-name="T104_8"><text:s/></text:span><text:span text:style-name="T104_9">announcers</text:span><text:span text:style-name="T104_10"><text:s/></text:span><text:span text:style-name="T104_11">to</text:span><text:span text:style-name="T104_12"><text:s/></text:span><text:span text:style-name="T104_13">the</text:span><text:span text:style-name="T104_14"><text:s/></text:span><text:span text:style-name="T104_15">game</text:span></text:p>
            </text:list-item>
          </text:list>
        </text:list-item>
        <text:list-item>
          <text:p text:style-name="P105"><text:span text:style-name="T105_1">In</text:span><text:span text:style-name="T105_2"><text:s/></text:span><text:span text:style-name="T105_3">game</text:span><text:span text:style-name="T105_4"><text:s/></text:span><text:span text:style-name="T105_5">news</text:span><text:span text:style-name="T105_6"><text:s/></text:span><text:span text:style-name="T105_7">channel</text:span></text:p>
        </text:list-item>
        <text:list-item>
          <text:p text:style-name="P106"><text:span text:style-name="T106_1">Your</text:span><text:span text:style-name="T106_2"><text:s/></text:span><text:span text:style-name="T106_3">projects</text:span><text:span text:style-name="T106_4"><text:s/></text:span><text:span text:style-name="T106_5">won</text:span><text:span text:style-name="T106_6">’</text:span><text:span text:style-name="T106_7">t</text:span><text:span text:style-name="T106_8"><text:s/></text:span><text:span text:style-name="T106_9">show</text:span><text:span text:style-name="T106_10"><text:s/></text:span><text:span text:style-name="T106_11">up</text:span><text:span text:style-name="T106_12"><text:s/></text:span><text:span text:style-name="T106_13">in</text:span><text:span text:style-name="T106_14"><text:s/></text:span><text:span text:style-name="T106_15">the</text:span><text:span text:style-name="T106_16"><text:s/></text:span><text:span text:style-name="T106_17">game</text:span><text:span text:style-name="T106_18"><text:s/></text:span><text:span text:style-name="T106_19">world</text:span><text:span text:style-name="T106_20"><text:s/></text:span><text:span text:style-name="T106_21">until</text:span><text:span text:style-name="T106_22"><text:s/></text:span><text:span text:style-name="T106_23">you</text:span><text:span text:style-name="T106_24">’</text:span><text:span text:style-name="T106_25">re</text:span><text:span text:style-name="T106_26"><text:s/></text:span><text:span text:style-name="T106_27">further</text:span><text:span text:style-name="T106_28"><text:s/></text:span><text:span text:style-name="T106_29">along</text:span><text:span text:style-name="T106_30"><text:s/></text:span><text:span text:style-name="T106_31">into</text:span><text:span text:style-name="T106_32"><text:s/></text:span><text:span text:style-name="T106_33">the</text:span><text:span text:style-name="T106_34"><text:s/></text:span><text:span text:style-name="T106_35">game</text:span></text:p>
          <text:list>
            <text:list-item>
              <text:p text:style-name="P107"><text:span text:style-name="T107_1">Force</text:span><text:span text:style-name="T107_2"><text:s/></text:span><text:span text:style-name="T107_3">loner</text:span><text:span text:style-name="T107_4"><text:s/></text:span><text:span text:style-name="T107_5">developers</text:span><text:span text:style-name="T107_6"><text:s/></text:span><text:span text:style-name="T107_7">to</text:span><text:span text:style-name="T107_8"><text:s/></text:span><text:span text:style-name="T107_9">connect</text:span><text:span text:style-name="T107_10"><text:s/></text:span><text:span text:style-name="T107_11">with</text:span><text:span text:style-name="T107_12"><text:s/></text:span><text:span text:style-name="T107_13">people</text:span><text:span text:style-name="T107_14"><text:s/></text:span><text:span text:style-name="T107_15">in</text:span><text:span text:style-name="T107_16"><text:s/></text:span><text:span text:style-name="T107_17">the</text:span><text:span text:style-name="T107_18"><text:s/></text:span><text:span text:style-name="T107_19">real</text:span><text:span text:style-name="T107_20"><text:s/></text:span><text:span text:style-name="T107_21">world</text:span><text:span text:style-name="T107_22">,<text:s/></text:span><text:span text:style-name="T107_23">see</text:span><text:span text:style-name="T107_24"><text:s/></text:span><text:span text:style-name="T107_25">the</text:span><text:span text:style-name="T107_26"><text:s/></text:span><text:span text:style-name="T107_27">project</text:span><text:span text:style-name="T107_28"><text:s/></text:span><text:span text:style-name="T107_29">in</text:span><text:span text:style-name="T107_30"><text:s/></text:span><text:span text:style-name="T107_31">the</text:span><text:span text:style-name="T107_32"><text:s/></text:span><text:span text:style-name="T107_33">game</text:span><text:span text:style-name="T107_34">,<text:s/></text:span><text:span text:style-name="T107_35">and</text:span><text:span text:style-name="T107_36"><text:s/></text:span><text:span text:style-name="T107_37">then</text:span><text:span text:style-name="T107_38"><text:s/></text:span><text:span text:style-name="T107_39">put</text:span><text:span text:style-name="T107_40"><text:s/></text:span><text:span text:style-name="T107_41">it</text:span><text:span text:style-name="T107_42"><text:s/></text:span><text:span text:style-name="T107_43">in</text:span><text:span text:style-name="T107_44"><text:s/></text:span><text:span text:style-name="T107_45">the</text:span><text:span text:style-name="T107_46"><text:s/></text:span><text:span text:style-name="T107_47">game</text:span></text:p>
            </text:list-item>
          </text:list>
        </text:list-item>
        <text:list-item>
          <text:p text:style-name="P108"><text:span text:style-name="T108_1">Small</text:span><text:span text:style-name="T108_2"><text:s/></text:span><text:span text:style-name="T108_3">projects</text:span><text:span text:style-name="T108_4"><text:s/></text:span><text:span text:style-name="T108_5">should</text:span><text:span text:style-name="T108_6"><text:s/></text:span><text:span text:style-name="T108_7">have</text:span><text:span text:style-name="T108_8"><text:s/></text:span><text:span text:style-name="T108_9">dungeons</text:span><text:span text:style-name="T108_10"><text:s/></text:span><text:span text:style-name="T108_11">as</text:span><text:span text:style-name="T108_12"><text:s/></text:span><text:span text:style-name="T108_13">well</text:span><text:span text:style-name="T108_14"><text:s/></text:span><text:span text:style-name="T108_15">so</text:span><text:span text:style-name="T108_16"><text:s/></text:span><text:span text:style-name="T108_17">players</text:span><text:span text:style-name="T108_18"><text:s/></text:span><text:span text:style-name="T108_19">aren</text:span><text:span text:style-name="T108_20">’</text:span><text:span text:style-name="T108_21">t</text:span><text:span text:style-name="T108_22"><text:s/></text:span><text:span text:style-name="T108_23">left</text:span><text:span text:style-name="T108_24"><text:s/></text:span><text:span text:style-name="T108_25">out</text:span></text:p>
        </text:list-item>
        <text:list-item>
          <text:p text:style-name="P109"><text:span text:style-name="T109_1">Ships</text:span><text:span text:style-name="T109_2"><text:s/></text:span><text:span text:style-name="T109_3">would</text:span><text:span text:style-name="T109_4"><text:s/></text:span><text:span text:style-name="T109_5">have</text:span><text:span text:style-name="T109_6"><text:s/></text:span><text:span text:style-name="T109_7">logos</text:span><text:span text:style-name="T109_8"><text:s/></text:span><text:span text:style-name="T109_9">that</text:span><text:span text:style-name="T109_10"><text:s/></text:span><text:span text:style-name="T109_11">players</text:span><text:span text:style-name="T109_12"><text:s/></text:span><text:span text:style-name="T109_13">could</text:span><text:span text:style-name="T109_14"><text:s/></text:span><text:span text:style-name="T109_15">change</text:span><text:span text:style-name="T109_16"><text:s/></text:span><text:span text:style-name="T109_17">if</text:span><text:span text:style-name="T109_18"><text:s/></text:span><text:span text:style-name="T109_19">they</text:span><text:span text:style-name="T109_20"><text:s/></text:span><text:span text:style-name="T109_21">wanted</text:span><text:span text:style-name="T109_22"><text:s/></text:span><text:span text:style-name="T109_23">to</text:span></text:p>
        </text:list-item>
        <text:list-item>
          <text:p text:style-name="P110"><text:span text:style-name="T110_1">Dummy</text:span><text:span text:style-name="T110_2"><text:s/></text:span><text:span text:style-name="T110_3">commits</text:span><text:span text:style-name="T110_4"><text:s/></text:span><text:span text:style-name="T110_5">to</text:span><text:span text:style-name="T110_6"><text:s/></text:span><text:span text:style-name="T110_7">build</text:span><text:span text:style-name="T110_8"><text:s/></text:span><text:span text:style-name="T110_9">player</text:span><text:span text:style-name="T110_10">’</text:span><text:span text:style-name="T110_11">s</text:span><text:span text:style-name="T110_12"><text:s/></text:span><text:span text:style-name="T110_13">own</text:span><text:span text:style-name="T110_14"><text:s/></text:span><text:span text:style-name="T110_15">dungeon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4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